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000000134E1659F9F.png" manifest:media-type="image/png"/>
  <manifest:file-entry manifest:full-path="Pictures/1000000000000117000001348003F61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f2f2f2" draw:opacity="50%" loext:decorative="false"/>
    </style:style>
    <style:style style:name="gr3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4" style:family="graphic" style:parent-style-name="standard">
      <style:graphic-properties draw:stroke="none" draw:fill="solid" draw:fill-color="#e5e5e5" draw:opacity="50%" loext:decorative="false"/>
    </style:style>
    <style:style style:name="gr5" style:family="graphic" style:parent-style-name="standard">
      <style:graphic-properties draw:stroke="solid" svg:stroke-width="0.035cm" svg:stroke-color="#e5e5e5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solid" draw:fill-color="#ececec" draw:opacity="50%" loext:decorative="false"/>
    </style:style>
    <style:style style:name="gr7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9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440154" loext:decorative="false"/>
    </style:style>
    <style:style style:name="gr12" style:family="graphic" style:parent-style-name="standard">
      <style:graphic-properties draw:stroke="none" draw:fill="solid" draw:fill-color="#414487" loext:decorative="false"/>
    </style:style>
    <style:style style:name="gr13" style:family="graphic" style:parent-style-name="standard">
      <style:graphic-properties draw:stroke="none" draw:fill="solid" draw:fill-color="#3c508b" loext:decorative="false"/>
    </style:style>
    <style:style style:name="gr14" style:family="graphic" style:parent-style-name="standard">
      <style:graphic-properties draw:stroke="none" draw:fill="solid" draw:fill-color="#30698e" loext:decorative="false"/>
    </style:style>
    <style:style style:name="gr15" style:family="graphic" style:parent-style-name="standard">
      <style:graphic-properties draw:stroke="none" draw:fill="solid" draw:fill-color="#287d8e" loext:decorative="false"/>
    </style:style>
    <style:style style:name="gr16" style:family="graphic" style:parent-style-name="standard">
      <style:graphic-properties draw:stroke="none" draw:fill="solid" draw:fill-color="#2b748e" loext:decorative="false"/>
    </style:style>
    <style:style style:name="gr17" style:family="graphic" style:parent-style-name="standard">
      <style:graphic-properties draw:stroke="none" draw:fill="solid" draw:fill-color="#24868e" loext:decorative="false"/>
    </style:style>
    <style:style style:name="gr18" style:family="graphic" style:parent-style-name="standard">
      <style:graphic-properties draw:stroke="none" draw:fill="solid" draw:fill-color="#23888e" loext:decorative="false"/>
    </style:style>
    <style:style style:name="gr19" style:family="graphic" style:parent-style-name="standard">
      <style:graphic-properties draw:stroke="none" draw:fill="solid" draw:fill-color="#277f8e" loext:decorative="false"/>
    </style:style>
    <style:style style:name="gr20" style:family="graphic" style:parent-style-name="standard">
      <style:graphic-properties draw:stroke="none" draw:fill="solid" draw:fill-color="#228c8d" loext:decorative="false"/>
    </style:style>
    <style:style style:name="gr21" style:family="graphic" style:parent-style-name="standard">
      <style:graphic-properties draw:stroke="none" draw:fill="solid" draw:fill-color="#25ac82" loext:decorative="false"/>
    </style:style>
    <style:style style:name="gr22" style:family="graphic" style:parent-style-name="standard">
      <style:graphic-properties draw:stroke="none" draw:fill="solid" draw:fill-color="#25ab82" loext:decorative="false"/>
    </style:style>
    <style:style style:name="gr23" style:family="graphic" style:parent-style-name="standard">
      <style:graphic-properties draw:stroke="none" draw:fill="solid" draw:fill-color="#228d8d" loext:decorative="false"/>
    </style:style>
    <style:style style:name="gr24" style:family="graphic" style:parent-style-name="standard">
      <style:graphic-properties draw:stroke="none" draw:fill="solid" draw:fill-color="#29798e" loext:decorative="false"/>
    </style:style>
    <style:style style:name="gr25" style:family="graphic" style:parent-style-name="standard">
      <style:graphic-properties draw:stroke="none" draw:fill="solid" draw:fill-color="#46c06f" loext:decorative="false"/>
    </style:style>
    <style:style style:name="gr26" style:family="graphic" style:parent-style-name="standard">
      <style:graphic-properties draw:stroke="none" draw:fill="solid" draw:fill-color="#2d718e" loext:decorative="false"/>
    </style:style>
    <style:style style:name="gr27" style:family="graphic" style:parent-style-name="standard">
      <style:graphic-properties draw:stroke="none" draw:fill="solid" draw:fill-color="#2fb47c" loext:decorative="false"/>
    </style:style>
    <style:style style:name="gr28" style:family="graphic" style:parent-style-name="standard">
      <style:graphic-properties draw:stroke="none" draw:fill="solid" draw:fill-color="#69cd5b" loext:decorative="false"/>
    </style:style>
    <style:style style:name="gr29" style:family="graphic" style:parent-style-name="standard">
      <style:graphic-properties draw:stroke="none" draw:fill="solid" draw:fill-color="#5cc863" loext:decorative="false"/>
    </style:style>
    <style:style style:name="gr30" style:family="graphic" style:parent-style-name="standard">
      <style:graphic-properties draw:stroke="none" draw:fill="solid" draw:fill-color="#2e6d8e" loext:decorative="false"/>
    </style:style>
    <style:style style:name="gr31" style:family="graphic" style:parent-style-name="standard">
      <style:graphic-properties draw:stroke="none" draw:fill="solid" draw:fill-color="#28ae80" loext:decorative="false"/>
    </style:style>
    <style:style style:name="gr32" style:family="graphic" style:parent-style-name="standard">
      <style:graphic-properties draw:stroke="none" draw:fill="solid" draw:fill-color="#63cb5f" loext:decorative="false"/>
    </style:style>
    <style:style style:name="gr33" style:family="graphic" style:parent-style-name="standard">
      <style:graphic-properties draw:stroke="none" draw:fill="solid" draw:fill-color="#a8db34" loext:decorative="false"/>
    </style:style>
    <style:style style:name="gr34" style:family="graphic" style:parent-style-name="standard">
      <style:graphic-properties draw:stroke="none" draw:fill="solid" draw:fill-color="#5ec962" loext:decorative="false"/>
    </style:style>
    <style:style style:name="gr35" style:family="graphic" style:parent-style-name="standard">
      <style:graphic-properties draw:stroke="none" draw:fill="solid" draw:fill-color="#84d44b" loext:decorative="false"/>
    </style:style>
    <style:style style:name="gr36" style:family="graphic" style:parent-style-name="standard">
      <style:graphic-properties draw:stroke="none" draw:fill="solid" draw:fill-color="#20a486" loext:decorative="false"/>
    </style:style>
    <style:style style:name="gr37" style:family="graphic" style:parent-style-name="standard">
      <style:graphic-properties draw:stroke="none" draw:fill="solid" draw:fill-color="#c8e020" loext:decorative="false"/>
    </style:style>
    <style:style style:name="gr38" style:family="graphic" style:parent-style-name="standard">
      <style:graphic-properties draw:stroke="none" draw:fill="solid" draw:fill-color="#75d054" loext:decorative="false"/>
    </style:style>
    <style:style style:name="gr39" style:family="graphic" style:parent-style-name="standard">
      <style:graphic-properties draw:stroke="none" draw:fill="solid" draw:fill-color="#1f9f88" loext:decorative="false"/>
    </style:style>
    <style:style style:name="gr40" style:family="graphic" style:parent-style-name="standard">
      <style:graphic-properties draw:stroke="none" draw:fill="solid" draw:fill-color="#d2e21b" loext:decorative="false"/>
    </style:style>
    <style:style style:name="gr41" style:family="graphic" style:parent-style-name="standard">
      <style:graphic-properties draw:stroke="none" draw:fill="solid" draw:fill-color="#58c765" loext:decorative="false"/>
    </style:style>
    <style:style style:name="gr42" style:family="graphic" style:parent-style-name="standard">
      <style:graphic-properties draw:stroke="none" draw:fill="solid" draw:fill-color="#d0e11c" loext:decorative="false"/>
    </style:style>
    <style:style style:name="gr43" style:family="graphic" style:parent-style-name="standard">
      <style:graphic-properties draw:stroke="none" draw:fill="solid" draw:fill-color="#bade28" loext:decorative="false"/>
    </style:style>
    <style:style style:name="gr44" style:family="graphic" style:parent-style-name="standard">
      <style:graphic-properties draw:stroke="none" draw:fill="solid" draw:fill-color="#f1e51d" loext:decorative="false"/>
    </style:style>
    <style:style style:name="gr45" style:family="graphic" style:parent-style-name="standard">
      <style:graphic-properties draw:stroke="none" draw:fill="solid" draw:fill-color="#4ac16d" loext:decorative="false"/>
    </style:style>
    <style:style style:name="gr46" style:family="graphic" style:parent-style-name="standard">
      <style:graphic-properties draw:stroke="none" draw:fill="solid" draw:fill-color="#fde725" loext:decorative="false"/>
    </style:style>
    <style:style style:name="gr47" style:family="graphic" style:parent-style-name="standard">
      <style:graphic-properties draw:stroke="none" draw:fill="solid" draw:fill-color="#a0da39" loext:decorative="false"/>
    </style:style>
    <style:style style:name="gr48" style:family="graphic" style:parent-style-name="standard">
      <style:graphic-properties draw:stroke="none" draw:fill="solid" draw:fill-color="#eae51a" loext:decorative="false"/>
    </style:style>
    <style:style style:name="gr49" style:family="graphic" style:parent-style-name="standard">
      <style:graphic-properties draw:stroke="none" draw:fill="solid" draw:fill-color="#90d743" loext:decorative="false"/>
    </style:style>
    <style:style style:name="gr50" style:family="graphic" style:parent-style-name="standard">
      <style:graphic-properties draw:stroke="none" draw:fill="solid" draw:fill-color="#f6e620" loext:decorative="false"/>
    </style:style>
    <style:style style:name="gr51" style:family="graphic" style:parent-style-name="standard">
      <style:graphic-properties draw:stroke="none" draw:fill="solid" draw:fill-color="#f4e61e" loext:decorative="false"/>
    </style:style>
    <style:style style:name="gr52" style:family="graphic" style:parent-style-name="standard">
      <style:graphic-properties draw:stroke="none" draw:fill="solid" draw:fill-color="#dfe318" loext:decorative="false"/>
    </style:style>
    <style:style style:name="gr53" style:family="graphic" style:parent-style-name="standard">
      <style:graphic-properties draw:stroke="none" draw:fill="solid" draw:fill-color="#dae319" loext:decorative="false"/>
    </style:style>
    <style:style style:name="gr54" style:family="graphic" style:parent-style-name="standard">
      <style:graphic-properties draw:stroke="none" draw:fill="solid" draw:fill-color="#d5e21a" loext:decorative="false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5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2f2f2" draw:opacity="5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e5e5e5" draw:opacity="50%"/>
    </style:style>
    <style:style style:name="P5" style:family="paragraph">
      <loext:graphic-properties draw:fill="solid" draw:fill-color="#ececec" draw:opacity="50%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440154"/>
    </style:style>
    <style:style style:name="P9" style:family="paragraph">
      <loext:graphic-properties draw:fill="solid" draw:fill-color="#414487"/>
    </style:style>
    <style:style style:name="P10" style:family="paragraph">
      <loext:graphic-properties draw:fill="solid" draw:fill-color="#3c508b"/>
    </style:style>
    <style:style style:name="P11" style:family="paragraph">
      <loext:graphic-properties draw:fill="solid" draw:fill-color="#30698e"/>
    </style:style>
    <style:style style:name="P12" style:family="paragraph">
      <loext:graphic-properties draw:fill="solid" draw:fill-color="#287d8e"/>
    </style:style>
    <style:style style:name="P13" style:family="paragraph">
      <loext:graphic-properties draw:fill="solid" draw:fill-color="#2b748e"/>
    </style:style>
    <style:style style:name="P14" style:family="paragraph">
      <loext:graphic-properties draw:fill="solid" draw:fill-color="#24868e"/>
    </style:style>
    <style:style style:name="P15" style:family="paragraph">
      <loext:graphic-properties draw:fill="solid" draw:fill-color="#23888e"/>
    </style:style>
    <style:style style:name="P16" style:family="paragraph">
      <loext:graphic-properties draw:fill="solid" draw:fill-color="#277f8e"/>
    </style:style>
    <style:style style:name="P17" style:family="paragraph">
      <loext:graphic-properties draw:fill="solid" draw:fill-color="#228c8d"/>
    </style:style>
    <style:style style:name="P18" style:family="paragraph">
      <loext:graphic-properties draw:fill="solid" draw:fill-color="#25ac82"/>
    </style:style>
    <style:style style:name="P19" style:family="paragraph">
      <loext:graphic-properties draw:fill="solid" draw:fill-color="#25ab82"/>
    </style:style>
    <style:style style:name="P20" style:family="paragraph">
      <loext:graphic-properties draw:fill="solid" draw:fill-color="#228d8d"/>
    </style:style>
    <style:style style:name="P21" style:family="paragraph">
      <loext:graphic-properties draw:fill="solid" draw:fill-color="#29798e"/>
    </style:style>
    <style:style style:name="P22" style:family="paragraph">
      <loext:graphic-properties draw:fill="solid" draw:fill-color="#46c06f"/>
    </style:style>
    <style:style style:name="P23" style:family="paragraph">
      <loext:graphic-properties draw:fill="solid" draw:fill-color="#2d718e"/>
    </style:style>
    <style:style style:name="P24" style:family="paragraph">
      <loext:graphic-properties draw:fill="solid" draw:fill-color="#2fb47c"/>
    </style:style>
    <style:style style:name="P25" style:family="paragraph">
      <loext:graphic-properties draw:fill="solid" draw:fill-color="#69cd5b"/>
    </style:style>
    <style:style style:name="P26" style:family="paragraph">
      <loext:graphic-properties draw:fill="solid" draw:fill-color="#5cc863"/>
    </style:style>
    <style:style style:name="P27" style:family="paragraph">
      <loext:graphic-properties draw:fill="solid" draw:fill-color="#2e6d8e"/>
    </style:style>
    <style:style style:name="P28" style:family="paragraph">
      <loext:graphic-properties draw:fill="solid" draw:fill-color="#28ae80"/>
    </style:style>
    <style:style style:name="P29" style:family="paragraph">
      <loext:graphic-properties draw:fill="solid" draw:fill-color="#63cb5f"/>
    </style:style>
    <style:style style:name="P30" style:family="paragraph">
      <loext:graphic-properties draw:fill="solid" draw:fill-color="#a8db34"/>
    </style:style>
    <style:style style:name="P31" style:family="paragraph">
      <loext:graphic-properties draw:fill="solid" draw:fill-color="#5ec962"/>
    </style:style>
    <style:style style:name="P32" style:family="paragraph">
      <loext:graphic-properties draw:fill="solid" draw:fill-color="#84d44b"/>
    </style:style>
    <style:style style:name="P33" style:family="paragraph">
      <loext:graphic-properties draw:fill="solid" draw:fill-color="#20a486"/>
    </style:style>
    <style:style style:name="P34" style:family="paragraph">
      <loext:graphic-properties draw:fill="solid" draw:fill-color="#c8e020"/>
    </style:style>
    <style:style style:name="P35" style:family="paragraph">
      <loext:graphic-properties draw:fill="solid" draw:fill-color="#75d054"/>
    </style:style>
    <style:style style:name="P36" style:family="paragraph">
      <loext:graphic-properties draw:fill="solid" draw:fill-color="#1f9f88"/>
    </style:style>
    <style:style style:name="P37" style:family="paragraph">
      <loext:graphic-properties draw:fill="solid" draw:fill-color="#d2e21b"/>
    </style:style>
    <style:style style:name="P38" style:family="paragraph">
      <loext:graphic-properties draw:fill="solid" draw:fill-color="#58c765"/>
    </style:style>
    <style:style style:name="P39" style:family="paragraph">
      <loext:graphic-properties draw:fill="solid" draw:fill-color="#d0e11c"/>
    </style:style>
    <style:style style:name="P40" style:family="paragraph">
      <loext:graphic-properties draw:fill="solid" draw:fill-color="#bade28"/>
    </style:style>
    <style:style style:name="P41" style:family="paragraph">
      <loext:graphic-properties draw:fill="solid" draw:fill-color="#f1e51d"/>
    </style:style>
    <style:style style:name="P42" style:family="paragraph">
      <loext:graphic-properties draw:fill="solid" draw:fill-color="#4ac16d"/>
    </style:style>
    <style:style style:name="P43" style:family="paragraph">
      <loext:graphic-properties draw:fill="solid" draw:fill-color="#fde725"/>
    </style:style>
    <style:style style:name="P44" style:family="paragraph">
      <loext:graphic-properties draw:fill="solid" draw:fill-color="#a0da39"/>
    </style:style>
    <style:style style:name="P45" style:family="paragraph">
      <loext:graphic-properties draw:fill="solid" draw:fill-color="#eae51a"/>
    </style:style>
    <style:style style:name="P46" style:family="paragraph">
      <loext:graphic-properties draw:fill="solid" draw:fill-color="#90d743"/>
    </style:style>
    <style:style style:name="P47" style:family="paragraph">
      <loext:graphic-properties draw:fill="solid" draw:fill-color="#f6e620"/>
    </style:style>
    <style:style style:name="P48" style:family="paragraph">
      <loext:graphic-properties draw:fill="solid" draw:fill-color="#f4e61e"/>
    </style:style>
    <style:style style:name="P49" style:family="paragraph">
      <loext:graphic-properties draw:fill="solid" draw:fill-color="#dfe318"/>
    </style:style>
    <style:style style:name="P50" style:family="paragraph">
      <loext:graphic-properties draw:fill="solid" draw:fill-color="#dae319"/>
    </style:style>
    <style:style style:name="P51" style:family="paragraph">
      <loext:graphic-properties draw:fill="solid" draw:fill-color="#d5e21a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491cm" svg:height="9.491cm" svg:x="-0.087cm" svg:y="-0.321cm" svg:viewBox="0 0 9492 9492" draw:points="0,0 9492,0 9492,9492 0,9492">
          <text:p/>
        </draw:polygon>
        <draw:polygon draw:style-name="gr2" draw:text-style-name="P2" draw:layer="layout" svg:width="3.328cm" svg:height="6.416cm" svg:x="0.436cm" svg:y="0.414cm" svg:viewBox="0 0 3329 6417" draw:points="194,6417 3329,3790 3285,0 0,2398">
          <text:p/>
        </draw:polygon>
        <draw:polyline draw:style-name="gr3" draw:text-style-name="P3" draw:layer="layout" svg:width="3.328cm" svg:height="6.416cm" svg:x="0.436cm" svg:y="0.414cm" svg:viewBox="0 0 3329 6417" draw:points="194,6417 3329,3790 3285,0 0,2398">
          <text:p/>
        </draw:polyline>
        <draw:polygon draw:style-name="gr4" draw:text-style-name="P4" draw:layer="layout" svg:width="5.252cm" svg:height="5.251cm" svg:x="3.72cm" svg:y="0.414cm" svg:viewBox="0 0 5253 5252" draw:points="44,3790 5074,5252 5253,1333 0,0">
          <text:p/>
        </draw:polygon>
        <draw:polyline draw:style-name="gr5" draw:text-style-name="P3" draw:layer="layout" svg:width="5.252cm" svg:height="5.251cm" svg:x="3.72cm" svg:y="0.414cm" svg:viewBox="0 0 5253 5252" draw:points="44,3790 5074,5252 5253,1333 0,0">
          <text:p/>
        </draw:polyline>
        <draw:polygon draw:style-name="gr6" draw:text-style-name="P5" draw:layer="layout" svg:width="8.163cm" svg:height="4.368cm" svg:x="0.63cm" svg:y="4.203cm" svg:viewBox="0 0 8164 4369" draw:points="0,2628 5332,4369 8164,1463 3135,0">
          <text:p/>
        </draw:polygon>
        <draw:polyline draw:style-name="gr7" draw:text-style-name="P3" draw:layer="layout" svg:width="8.163cm" svg:height="4.368cm" svg:x="0.63cm" svg:y="4.203cm" svg:viewBox="0 0 8164 4369" draw:points="0,2628 5332,4369 8164,1463 3135,0">
          <text:p/>
        </draw:polyline>
        <draw:polyline draw:style-name="gr8" draw:text-style-name="P3" draw:layer="layout" svg:width="3.118cm" svg:height="6.441cm" svg:x="0.952cm" svg:y="0.495cm" svg:viewBox="0 0 3119 6442" draw:points="0,6442 3119,3798 3088,0">
          <text:p/>
        </draw:polyline>
        <draw:polyline draw:style-name="gr8" draw:text-style-name="P3" draw:layer="layout" svg:width="3.071cm" svg:height="6.526cm" svg:x="2.076cm" svg:y="0.776cm" svg:viewBox="0 0 3072 6527" draw:points="0,6527 3057,3826 3072,0">
          <text:p/>
        </draw:polyline>
        <draw:polyline draw:style-name="gr8" draw:text-style-name="P3" draw:layer="layout" svg:width="3.055cm" svg:height="6.615cm" svg:x="3.225cm" svg:y="1.063cm" svg:viewBox="0 0 3056 6616" draw:points="0,6616 2994,3854 3056,0">
          <text:p/>
        </draw:polyline>
        <draw:polyline draw:style-name="gr8" draw:text-style-name="P3" draw:layer="layout" svg:width="3.037cm" svg:height="6.705cm" svg:x="4.401cm" svg:y="1.357cm" svg:viewBox="0 0 3038 6706" draw:points="0,6706 2926,3882 3038,0">
          <text:p/>
        </draw:polyline>
        <draw:polyline draw:style-name="gr8" draw:text-style-name="P3" draw:layer="layout" svg:width="3.018cm" svg:height="6.798cm" svg:x="5.604cm" svg:y="1.657cm" svg:viewBox="0 0 3019 6799" draw:points="0,6799 2854,3910 3019,0">
          <text:p/>
        </draw:polyline>
        <draw:polyline draw:style-name="gr8" draw:text-style-name="P3" draw:layer="layout" svg:width="5.494cm" svg:height="5.725cm" svg:x="0.663cm" svg:y="2.645cm" svg:viewBox="0 0 5495 5726" draw:points="0,0 184,4004 5495,5726">
          <text:p/>
        </draw:polyline>
        <draw:polyline draw:style-name="gr8" draw:text-style-name="P3" draw:layer="layout" svg:width="5.41cm" svg:height="5.631cm" svg:x="1.273cm" svg:y="2.2cm" svg:viewBox="0 0 5411 5632" draw:points="0,0 153,3963 5411,5632">
          <text:p/>
        </draw:polyline>
        <draw:polyline draw:style-name="gr8" draw:text-style-name="P3" draw:layer="layout" svg:width="5.329cm" svg:height="5.538cm" svg:x="1.863cm" svg:y="1.77cm" svg:viewBox="0 0 5330 5539" draw:points="0,0 125,3921 5330,5539">
          <text:p/>
        </draw:polyline>
        <draw:polyline draw:style-name="gr8" draw:text-style-name="P3" draw:layer="layout" svg:width="5.25cm" svg:height="5.45cm" svg:x="2.435cm" svg:y="1.352cm" svg:viewBox="0 0 5251 5451" draw:points="0,0 99,3881 5251,5451">
          <text:p/>
        </draw:polyline>
        <draw:polyline draw:style-name="gr8" draw:text-style-name="P3" draw:layer="layout" svg:width="5.173cm" svg:height="5.364cm" svg:x="2.99cm" svg:y="0.947cm" svg:viewBox="0 0 5174 5365" draw:points="0,0 75,3842 5174,5365">
          <text:p/>
        </draw:polyline>
        <draw:polyline draw:style-name="gr8" draw:text-style-name="P3" draw:layer="layout" svg:width="5.099cm" svg:height="5.28cm" svg:x="3.528cm" svg:y="0.555cm" svg:viewBox="0 0 5100 5281" draw:points="0,0 52,3803 5100,5281">
          <text:p/>
        </draw:polyline>
        <draw:polyline draw:style-name="gr8" draw:text-style-name="P3" draw:layer="layout" svg:width="8.184cm" svg:height="2.615cm" svg:x="0.619cm" svg:y="3.998cm" svg:viewBox="0 0 8185 2616" draw:points="8185,1456 3143,0 0,2616">
          <text:p/>
        </draw:polyline>
        <draw:polyline draw:style-name="gr8" draw:text-style-name="P3" draw:layer="layout" svg:width="8.234cm" svg:height="2.586cm" svg:x="0.593cm" svg:y="3.492cm" svg:viewBox="0 0 8235 2587" draw:points="8235,1439 3164,0 0,2587">
          <text:p/>
        </draw:polyline>
        <draw:polyline draw:style-name="gr8" draw:text-style-name="P3" draw:layer="layout" svg:width="8.284cm" svg:height="2.556cm" svg:x="0.567cm" svg:y="2.98cm" svg:viewBox="0 0 8285 2557" draw:points="8285,1421 3184,0 0,2557">
          <text:p/>
        </draw:polyline>
        <draw:polyline draw:style-name="gr8" draw:text-style-name="P3" draw:layer="layout" svg:width="8.334cm" svg:height="2.525cm" svg:x="0.541cm" svg:y="2.462cm" svg:viewBox="0 0 8335 2526" draw:points="8335,1404 3204,0 0,2526">
          <text:p/>
        </draw:polyline>
        <draw:polyline draw:style-name="gr8" draw:text-style-name="P3" draw:layer="layout" svg:width="8.386cm" svg:height="2.493cm" svg:x="0.514cm" svg:y="1.939cm" svg:viewBox="0 0 8387 2494" draw:points="8387,1387 3225,0 0,2494">
          <text:p/>
        </draw:polyline>
        <draw:polyline draw:style-name="gr8" draw:text-style-name="P3" draw:layer="layout" svg:width="8.438cm" svg:height="2.46cm" svg:x="0.487cm" svg:y="1.409cm" svg:viewBox="0 0 8439 2461" draw:points="8439,1368 3246,0 0,2461">
          <text:p/>
        </draw:polyline>
        <draw:polyline draw:style-name="gr8" draw:text-style-name="P3" draw:layer="layout" svg:width="8.491cm" svg:height="2.427cm" svg:x="0.46cm" svg:y="0.873cm" svg:viewBox="0 0 8492 2428" draw:points="8492,1349 3266,0 0,2428">
          <text:p/>
        </draw:polyline>
        <draw:line draw:style-name="gr9" draw:text-style-name="P3" draw:layer="layout" svg:x1="0.63cm" svg:y1="6.83cm" svg:x2="5.962cm" svg:y2="8.572cm">
          <text:p/>
        </draw:line>
        <draw:line draw:style-name="gr9" draw:text-style-name="P3" draw:layer="layout" svg:x1="0.981cm" svg:y1="6.913cm" svg:x2="0.898cm" svg:y2="6.983cm">
          <text:p/>
        </draw:line>
        <draw:line draw:style-name="gr9" draw:text-style-name="P3" draw:layer="layout" svg:x1="2.103cm" svg:y1="7.279cm" svg:x2="2.022cm" svg:y2="7.351cm">
          <text:p/>
        </draw:line>
        <draw:frame draw:style-name="gr10" draw:text-style-name="P7" draw:layer="layout" svg:width="0.352cm" svg:height="0.412cm" svg:x="0.575cm" svg:y="7.431cm">
          <draw:text-box>
            <text:p text:style-name="P6"><text:span text:style-name="T1">0</text:span></text:p>
          </draw:text-box>
        </draw:frame>
        <draw:line draw:style-name="gr9" draw:text-style-name="P3" draw:layer="layout" svg:x1="3.252cm" svg:y1="7.654cm" svg:x2="3.173cm" svg:y2="7.727cm">
          <text:p/>
        </draw:line>
        <draw:frame draw:style-name="gr10" draw:text-style-name="P7" draw:layer="layout" svg:width="0.352cm" svg:height="0.412cm" svg:x="1.7cm" svg:y="7.805cm">
          <draw:text-box>
            <text:p text:style-name="P6"><text:span text:style-name="T1">1</text:span></text:p>
          </draw:text-box>
        </draw:frame>
        <draw:line draw:style-name="gr9" draw:text-style-name="P3" draw:layer="layout" svg:x1="4.427cm" svg:y1="8.037cm" svg:x2="4.35cm" svg:y2="8.112cm">
          <text:p/>
        </draw:line>
        <draw:frame draw:style-name="gr10" draw:text-style-name="P7" draw:layer="layout" svg:width="0.352cm" svg:height="0.412cm" svg:x="2.85cm" svg:y="8.189cm">
          <draw:text-box>
            <text:p text:style-name="P6"><text:span text:style-name="T1">2</text:span></text:p>
          </draw:text-box>
        </draw:frame>
        <draw:line draw:style-name="gr9" draw:text-style-name="P3" draw:layer="layout" svg:x1="5.63cm" svg:y1="8.43cm" svg:x2="5.554cm" svg:y2="8.507cm">
          <text:p/>
        </draw:line>
        <draw:frame draw:style-name="gr10" draw:text-style-name="P7" draw:layer="layout" svg:width="0.352cm" svg:height="0.412cm" svg:x="4.027cm" svg:y="8.581cm">
          <draw:text-box>
            <text:p text:style-name="P6"><text:span text:style-name="T1">3</text:span></text:p>
          </draw:text-box>
        </draw:frame>
        <draw:frame draw:style-name="gr10" draw:text-style-name="P7" draw:layer="layout" svg:width="0.352cm" svg:height="0.412cm" svg:x="5.232cm" svg:y="8.982cm">
          <draw:text-box>
            <text:p text:style-name="P6"><text:span text:style-name="T1">4</text:span></text:p>
          </draw:text-box>
        </draw:frame>
        <draw:line draw:style-name="gr9" draw:text-style-name="P3" draw:layer="layout" svg:x1="8.794cm" svg:y1="5.665cm" svg:x2="5.961cm" svg:y2="8.572cm">
          <text:p/>
        </draw:line>
        <draw:line draw:style-name="gr9" draw:text-style-name="P3" draw:layer="layout" svg:x1="6.112cm" svg:y1="8.356cm" svg:x2="6.247cm" svg:y2="8.4cm">
          <text:p/>
        </draw:line>
        <draw:frame draw:style-name="gr10" draw:text-style-name="P7" draw:layer="layout" svg:width="0.971cm" svg:height="0.412cm" draw:transform="rotate (-0.315730061685774) translate (2.259cm 8.553cm)">
          <draw:text-box>
            <text:p text:style-name="P6"><text:span text:style-name="T1">X (m)</text:span></text:p>
          </draw:text-box>
        </draw:frame>
        <draw:line draw:style-name="gr9" draw:text-style-name="P3" draw:layer="layout" svg:x1="6.638cm" svg:y1="7.817cm" svg:x2="6.772cm" svg:y2="7.86cm">
          <text:p/>
        </draw:line>
        <draw:frame draw:style-name="gr10" draw:text-style-name="P7" draw:layer="layout" svg:width="0.352cm" svg:height="0.412cm" svg:x="6.5cm" svg:y="8.785cm">
          <draw:text-box>
            <text:p text:style-name="P6"><text:span text:style-name="T1">0</text:span></text:p>
          </draw:text-box>
        </draw:frame>
        <draw:line draw:style-name="gr9" draw:text-style-name="P3" draw:layer="layout" svg:x1="7.148cm" svg:y1="7.295cm" svg:x2="7.28cm" svg:y2="7.336cm">
          <text:p/>
        </draw:line>
        <draw:frame draw:style-name="gr10" draw:text-style-name="P7" draw:layer="layout" svg:width="0.352cm" svg:height="0.412cm" svg:x="7.018cm" svg:y="8.237cm">
          <draw:text-box>
            <text:p text:style-name="P6"><text:span text:style-name="T1">1</text:span></text:p>
          </draw:text-box>
        </draw:frame>
        <draw:line draw:style-name="gr9" draw:text-style-name="P3" draw:layer="layout" svg:x1="7.642cm" svg:y1="6.789cm" svg:x2="7.773cm" svg:y2="6.829cm">
          <text:p/>
        </draw:line>
        <draw:frame draw:style-name="gr10" draw:text-style-name="P7" draw:layer="layout" svg:width="0.352cm" svg:height="0.412cm" svg:x="7.521cm" svg:y="7.707cm">
          <draw:text-box>
            <text:p text:style-name="P6"><text:span text:style-name="T1">2</text:span></text:p>
          </draw:text-box>
        </draw:frame>
        <draw:line draw:style-name="gr9" draw:text-style-name="P3" draw:layer="layout" svg:x1="8.121cm" svg:y1="6.298cm" svg:x2="8.25cm" svg:y2="6.338cm">
          <text:p/>
        </draw:line>
        <draw:frame draw:style-name="gr10" draw:text-style-name="P7" draw:layer="layout" svg:width="0.352cm" svg:height="0.412cm" svg:x="8.008cm" svg:y="7.193cm">
          <draw:text-box>
            <text:p text:style-name="P6"><text:span text:style-name="T1">3</text:span></text:p>
          </draw:text-box>
        </draw:frame>
        <draw:line draw:style-name="gr9" draw:text-style-name="P3" draw:layer="layout" svg:x1="8.585cm" svg:y1="5.822cm" svg:x2="8.713cm" svg:y2="5.861cm">
          <text:p/>
        </draw:line>
        <draw:frame draw:style-name="gr10" draw:text-style-name="P7" draw:layer="layout" svg:width="0.352cm" svg:height="0.412cm" svg:x="8.479cm" svg:y="6.695cm">
          <draw:text-box>
            <text:p text:style-name="P6"><text:span text:style-name="T1">4</text:span></text:p>
          </draw:text-box>
        </draw:frame>
        <draw:frame draw:style-name="gr10" draw:text-style-name="P7" draw:layer="layout" svg:width="0.352cm" svg:height="0.412cm" svg:x="8.937cm" svg:y="6.212cm">
          <draw:text-box>
            <text:p text:style-name="P6"><text:span text:style-name="T1">5</text:span></text:p>
          </draw:text-box>
        </draw:frame>
        <draw:line draw:style-name="gr9" draw:text-style-name="P3" draw:layer="layout" svg:x1="8.793cm" svg:y1="5.666cm" svg:x2="8.973cm" svg:y2="1.746cm">
          <text:p/>
        </draw:line>
        <draw:line draw:style-name="gr9" draw:text-style-name="P3" draw:layer="layout" svg:x1="8.76cm" svg:y1="5.44cm" svg:x2="8.888cm" svg:y2="5.478cm">
          <text:p/>
        </draw:line>
        <draw:frame draw:style-name="gr10" draw:text-style-name="P7" draw:layer="layout" svg:width="0.945cm" svg:height="0.412cm" draw:transform="rotate (0.798313599862207) translate (7.897cm 8.22cm)">
          <draw:text-box>
            <text:p text:style-name="P6"><text:span text:style-name="T1">Y (m)</text:span></text:p>
          </draw:text-box>
        </draw:frame>
        <draw:line draw:style-name="gr9" draw:text-style-name="P3" draw:layer="layout" svg:x1="8.784cm" svg:y1="4.918cm" svg:x2="8.913cm" svg:y2="4.955cm">
          <text:p/>
        </draw:line>
        <draw:frame draw:style-name="gr10" draw:text-style-name="P7" draw:layer="layout" svg:width="0.449cm" svg:height="0.412cm" svg:x="9.224cm" svg:y="5.302cm">
          <draw:text-box>
            <text:p text:style-name="P6"><text:span text:style-name="T1">26</text:span></text:p>
          </draw:text-box>
        </draw:frame>
        <draw:line draw:style-name="gr9" draw:text-style-name="P3" draw:layer="layout" svg:x1="8.808cm" svg:y1="4.389cm" svg:x2="8.938cm" svg:y2="4.426cm">
          <text:p/>
        </draw:line>
        <draw:frame draw:style-name="gr10" draw:text-style-name="P7" draw:layer="layout" svg:width="0.449cm" svg:height="0.412cm" svg:x="9.252cm" svg:y="4.781cm">
          <draw:text-box>
            <text:p text:style-name="P6"><text:span text:style-name="T1">28</text:span></text:p>
          </draw:text-box>
        </draw:frame>
        <draw:line draw:style-name="gr9" draw:text-style-name="P3" draw:layer="layout" svg:x1="8.832cm" svg:y1="3.854cm" svg:x2="8.963cm" svg:y2="3.891cm">
          <text:p/>
        </draw:line>
        <draw:frame draw:style-name="gr10" draw:text-style-name="P7" draw:layer="layout" svg:width="0.449cm" svg:height="0.412cm" svg:x="9.28cm" svg:y="4.253cm">
          <draw:text-box>
            <text:p text:style-name="P6"><text:span text:style-name="T1">30</text:span></text:p>
          </draw:text-box>
        </draw:frame>
        <draw:line draw:style-name="gr9" draw:text-style-name="P3" draw:layer="layout" svg:x1="8.857cm" svg:y1="3.313cm" svg:x2="8.988cm" svg:y2="3.349cm">
          <text:p/>
        </draw:line>
        <draw:frame draw:style-name="gr10" draw:text-style-name="P7" draw:layer="layout" svg:width="0.449cm" svg:height="0.412cm" svg:x="9.308cm" svg:y="3.719cm">
          <draw:text-box>
            <text:p text:style-name="P6"><text:span text:style-name="T1">32</text:span></text:p>
          </draw:text-box>
        </draw:frame>
        <draw:line draw:style-name="gr9" draw:text-style-name="P3" draw:layer="layout" svg:x1="8.882cm" svg:y1="2.765cm" svg:x2="9.014cm" svg:y2="2.8cm">
          <text:p/>
        </draw:line>
        <draw:frame draw:style-name="gr10" draw:text-style-name="P7" draw:layer="layout" svg:width="0.449cm" svg:height="0.412cm" svg:x="9.337cm" svg:y="3.178cm">
          <draw:text-box>
            <text:p text:style-name="P6"><text:span text:style-name="T1">34</text:span></text:p>
          </draw:text-box>
        </draw:frame>
        <draw:line draw:style-name="gr9" draw:text-style-name="P3" draw:layer="layout" svg:x1="8.907cm" svg:y1="2.21cm" svg:x2="9.04cm" svg:y2="2.245cm">
          <text:p/>
        </draw:line>
        <draw:frame draw:style-name="gr10" draw:text-style-name="P7" draw:layer="layout" svg:width="0.449cm" svg:height="0.412cm" svg:x="9.366cm" svg:y="2.631cm">
          <draw:text-box>
            <text:p text:style-name="P6"><text:span text:style-name="T1">36</text:span></text:p>
          </draw:text-box>
        </draw:frame>
        <draw:polygon draw:style-name="gr11" draw:text-style-name="P8" draw:layer="layout" svg:width="0.527cm" svg:height="1.227cm" svg:x="3.681cm" svg:y="3.147cm" svg:viewBox="0 0 528 1228" draw:points="0,631 324,0 528,733 205,1228">
          <text:p/>
        </draw:polygon>
        <draw:polygon draw:style-name="gr12" draw:text-style-name="P9" draw:layer="layout" svg:width="0.532cm" svg:height="1.144cm" svg:x="4.005cm" svg:y="2.735cm" svg:viewBox="0 0 533 1145" draw:points="0,412 333,0 533,751 204,1145">
          <text:p/>
        </draw:polygon>
        <draw:polygon draw:style-name="gr13" draw:text-style-name="P10" draw:layer="layout" svg:width="0.531cm" svg:height="1.057cm" svg:x="3.474cm" svg:y="2.72cm" svg:viewBox="0 0 532 1058" draw:points="0,668 326,0 532,428 208,1058">
          <text:p/>
        </draw:polygon>
        <draw:polygon draw:style-name="gr14" draw:text-style-name="P11" draw:layer="layout" svg:width="0.535cm" svg:height="0.999cm" svg:x="4.337cm" svg:y="2.486cm" svg:viewBox="0 0 536 1000" draw:points="0,250 340,0 536,827 200,1000">
          <text:p/>
        </draw:polygon>
        <draw:polygon draw:style-name="gr15" draw:text-style-name="P12" draw:layer="layout" svg:width="0.534cm" svg:height="0.948cm" svg:x="4.676cm" svg:y="2.364cm" svg:viewBox="0 0 535 949" draw:points="0,123 343,0 535,908 196,949">
          <text:p/>
        </draw:polygon>
        <draw:polygon draw:style-name="gr16" draw:text-style-name="P13" draw:layer="layout" svg:width="0.533cm" svg:height="0.768cm" svg:x="3.266cm" svg:y="2.619cm" svg:viewBox="0 0 534 769" draw:points="0,678 327,0 534,101 208,769">
          <text:p/>
        </draw:polygon>
        <draw:polygon draw:style-name="gr17" draw:text-style-name="P14" draw:layer="layout" svg:width="0.538cm" svg:height="0.884cm" svg:x="3.799cm" svg:y="2.263cm" svg:viewBox="0 0 539 885" draw:points="0,457 334,0 539,472 206,885">
          <text:p/>
        </draw:polygon>
        <draw:polygon draw:style-name="gr18" draw:text-style-name="P15" draw:layer="layout" svg:width="0.532cm" svg:height="0.907cm" svg:x="5.019cm" svg:y="2.364cm" svg:viewBox="0 0 533 908" draw:points="0,0 347,46 533,871 192,908">
          <text:p/>
        </draw:polygon>
        <draw:polygon draw:style-name="gr19" draw:text-style-name="P16" draw:layer="layout" svg:width="0.532cm" svg:height="0.82cm" svg:x="3.06cm" svg:y="2.619cm" svg:viewBox="0 0 533 821" draw:points="0,821 326,206 533,0 206,678">
          <text:p/>
        </draw:polygon>
        <draw:polygon draw:style-name="gr20" draw:text-style-name="P17" draw:layer="layout" svg:width="0.529cm" svg:height="0.9cm" svg:x="5.365cm" svg:y="2.41cm" svg:viewBox="0 0 530 901" draw:points="0,0 349,90 530,901 186,825">
          <text:p/>
        </draw:polygon>
        <draw:polygon draw:style-name="gr21" draw:text-style-name="P18" draw:layer="layout" svg:width="0.543cm" svg:height="0.797cm" svg:x="4.133cm" svg:y="1.938cm" svg:viewBox="0 0 544 798" draw:points="0,325 342,0 544,548 205,798">
          <text:p/>
        </draw:polygon>
        <draw:polygon draw:style-name="gr22" draw:text-style-name="P19" draw:layer="layout" svg:width="0.541cm" svg:height="0.58cm" svg:x="3.592cm" svg:y="2.14cm" svg:viewBox="0 0 542 581" draw:points="0,480 336,0 542,123 208,581">
          <text:p/>
        </draw:polygon>
        <draw:polygon draw:style-name="gr23" draw:text-style-name="P20" draw:layer="layout" svg:width="0.527cm" svg:height="0.905cm" svg:x="5.713cm" svg:y="2.5cm" svg:viewBox="0 0 528 906" draw:points="0,0 350,94 528,906 181,811">
          <text:p/>
        </draw:polygon>
        <draw:polygon draw:style-name="gr24" draw:text-style-name="P21" draw:layer="layout" svg:width="0.531cm" svg:height="0.912cm" svg:x="2.855cm" svg:y="2.824cm" svg:viewBox="0 0 532 913" draw:points="0,913 326,306 532,0 206,616">
          <text:p/>
        </draw:polygon>
        <draw:polygon draw:style-name="gr25" draw:text-style-name="P22" draw:layer="layout" svg:width="0.545cm" svg:height="0.584cm" svg:x="4.474cm" svg:y="1.902cm" svg:viewBox="0 0 546 585" draw:points="0,36 348,0 546,463 202,585">
          <text:p/>
        </draw:polygon>
        <draw:polygon draw:style-name="gr20" draw:text-style-name="P17" draw:layer="layout" svg:width="0.524cm" svg:height="0.926cm" svg:x="6.063cm" svg:y="2.594cm" svg:viewBox="0 0 525 927" draw:points="0,0 354,98 525,927 178,812">
          <text:p/>
        </draw:polygon>
        <draw:polygon draw:style-name="gr11" draw:text-style-name="P8" draw:layer="layout" svg:width="0.48cm" svg:height="1.449cm" svg:x="7.814cm" svg:y="4.212cm" svg:viewBox="0 0 481 1450" draw:points="0,0 333,846 481,1450 150,743">
          <text:p/>
        </draw:polygon>
        <draw:polygon draw:style-name="gr26" draw:text-style-name="P23" draw:layer="layout" svg:width="0.534cm" svg:height="0.853cm" svg:x="2.646cm" svg:y="3.13cm" svg:viewBox="0 0 535 854" draw:points="0,854 324,250 535,0 209,606">
          <text:p/>
        </draw:polygon>
        <draw:polygon draw:style-name="gr18" draw:text-style-name="P15" draw:layer="layout" svg:width="0.518cm" svg:height="1.057cm" svg:x="6.416cm" svg:y="2.692cm" svg:viewBox="0 0 519 1058" draw:points="0,0 356,144 519,1058 172,829">
          <text:p/>
        </draw:polygon>
        <draw:polygon draw:style-name="gr27" draw:text-style-name="P24" draw:layer="layout" svg:width="0.541cm" svg:height="0.684cm" svg:x="3.386cm" svg:y="2.14cm" svg:viewBox="0 0 542 685" draw:points="0,685 335,163 542,0 206,479">
          <text:p/>
        </draw:polygon>
        <draw:polygon draw:style-name="gr12" draw:text-style-name="P9" draw:layer="layout" svg:width="0.492cm" svg:height="1.358cm" svg:x="7.471cm" svg:y="3.596cm" svg:viewBox="0 0 493 1359" draw:points="0,0 344,616 493,1359 156,760">
          <text:p/>
        </draw:polygon>
        <draw:polygon draw:style-name="gr28" draw:text-style-name="P25" draw:layer="layout" svg:width="0.547cm" svg:height="0.415cm" svg:x="3.927cm" svg:y="1.848cm" svg:viewBox="0 0 548 416" draw:points="0,292 343,0 548,90 206,416">
          <text:p/>
        </draw:polygon>
        <draw:polygon draw:style-name="gr29" draw:text-style-name="P26" draw:layer="layout" svg:width="0.544cm" svg:height="0.552cm" svg:x="4.821cm" svg:y="1.858cm" svg:viewBox="0 0 545 553" draw:points="0,44 350,0 545,553 198,507">
          <text:p/>
        </draw:polygon>
        <draw:polygon draw:style-name="gr15" draw:text-style-name="P12" draw:layer="layout" svg:width="0.511cm" svg:height="1.149cm" svg:x="6.771cm" svg:y="2.836cm" svg:viewBox="0 0 512 1150" draw:points="0,0 353,314 512,1150 164,914">
          <text:p/>
        </draw:polygon>
        <draw:polygon draw:style-name="gr14" draw:text-style-name="P11" draw:layer="layout" svg:width="0.503cm" svg:height="1.205cm" svg:x="7.123cm" svg:y="3.15cm" svg:viewBox="0 0 504 1206" draw:points="0,0 349,446 504,1206 159,836">
          <text:p/>
        </draw:polygon>
        <draw:polygon draw:style-name="gr30" draw:text-style-name="P27" draw:layer="layout" svg:width="0.537cm" svg:height="0.774cm" svg:x="2.433cm" svg:y="3.38cm" svg:viewBox="0 0 538 775" draw:points="0,775 325,170 538,0 214,603">
          <text:p/>
        </draw:polygon>
        <draw:polygon draw:style-name="gr31" draw:text-style-name="P28" draw:layer="layout" svg:width="0.54cm" svg:height="0.827cm" svg:x="3.18cm" svg:y="2.303cm" svg:viewBox="0 0 541 828" draw:points="0,828 333,283 541,0 206,522">
          <text:p/>
        </draw:polygon>
        <draw:polygon draw:style-name="gr32" draw:text-style-name="P29" draw:layer="layout" svg:width="0.542cm" svg:height="0.642cm" svg:x="5.171cm" svg:y="1.858cm" svg:viewBox="0 0 543 643" draw:points="0,0 352,166 543,643 195,553">
          <text:p/>
        </draw:polygon>
        <draw:polygon draw:style-name="gr33" draw:text-style-name="P30" draw:layer="layout" svg:width="0.551cm" svg:height="0.265cm" svg:x="4.27cm" svg:y="1.673cm" svg:viewBox="0 0 552 266" draw:points="0,176 349,0 552,230 205,266">
          <text:p/>
        </draw:polygon>
        <draw:polygon draw:style-name="gr34" draw:text-style-name="P31" draw:layer="layout" svg:width="0.541cm" svg:height="0.57cm" svg:x="5.522cm" svg:y="2.024cm" svg:viewBox="0 0 542 571" draw:points="0,0 356,94 542,571 191,477">
          <text:p/>
        </draw:polygon>
        <draw:path draw:style-name="gr35" draw:text-style-name="P32" draw:layer="layout" svg:width="0.55cm" svg:height="0.455cm" svg:x="3.72cm" svg:y="1.848cm" svg:viewBox="0 0 551 456" svg:d="M0 456l343-279-135 116zM345 175l206-175-208 177z">
          <text:p/>
        </draw:path>
        <draw:path draw:style-name="gr36" draw:text-style-name="P33" draw:layer="layout" svg:width="0.543cm" svg:height="0.794cm" svg:x="2.97cm" svg:y="2.586cm" svg:viewBox="0 0 544 795" svg:d="M0 795l283-370-72 119zM336 356l208-356-261 425z">
          <text:p/>
        </draw:path>
        <draw:polygon draw:style-name="gr26" draw:text-style-name="P23" draw:layer="layout" svg:width="0.541cm" svg:height="0.7cm" svg:x="2.216cm" svg:y="3.55cm" svg:viewBox="0 0 542 701" draw:points="0,701 324,88 542,0 217,605">
          <text:p/>
        </draw:polygon>
        <draw:polygon draw:style-name="gr13" draw:text-style-name="P10" draw:layer="layout" svg:width="0.498cm" svg:height="1.274cm" svg:x="7.648cm" svg:y="3.783cm" svg:viewBox="0 0 499 1275" draw:points="0,0 338,884 499,1275 167,430">
          <text:p/>
        </draw:polygon>
        <draw:polygon draw:style-name="gr32" draw:text-style-name="P29" draw:layer="layout" svg:width="0.539cm" svg:height="0.574cm" svg:x="5.877cm" svg:y="2.118cm" svg:viewBox="0 0 540 575" draw:points="0,0 358,20 540,575 186,477">
          <text:p/>
        </draw:polygon>
        <draw:polygon draw:style-name="gr37" draw:text-style-name="P34" draw:layer="layout" svg:width="0.553cm" svg:height="0.229cm" svg:x="4.618cm" svg:y="1.673cm" svg:viewBox="0 0 554 230" draw:points="0,0 354,27 554,186 203,230">
          <text:p/>
        </draw:polygon>
        <draw:polygon draw:style-name="gr38" draw:text-style-name="P35" draw:layer="layout" svg:width="0.551cm" svg:height="0.563cm" svg:x="3.513cm" svg:y="2.023cm" svg:viewBox="0 0 552 564" draw:points="0,564 345,315 552,0 207,280">
          <text:p/>
        </draw:polygon>
        <draw:polygon draw:style-name="gr39" draw:text-style-name="P36" draw:layer="layout" svg:width="0.548cm" svg:height="0.608cm" svg:x="2.757cm" svg:y="2.942cm" svg:viewBox="0 0 549 609" draw:points="0,609 335,169 549,0 213,439">
          <text:p/>
        </draw:polygon>
        <draw:polygon draw:style-name="gr29" draw:text-style-name="P26" draw:layer="layout" svg:width="0.536cm" svg:height="0.698cm" svg:x="6.235cm" svg:y="2.138cm" svg:viewBox="0 0 537 699" draw:points="0,0 358,234 537,699 182,554">
          <text:p/>
        </draw:polygon>
        <draw:polygon draw:style-name="gr37" draw:text-style-name="P34" draw:layer="layout" svg:width="0.554cm" svg:height="0.35cm" svg:x="4.064cm" svg:y="1.673cm" svg:viewBox="0 0 555 351" draw:points="0,351 350,203 555,0 206,175">
          <text:p/>
        </draw:polygon>
        <draw:polygon draw:style-name="gr17" draw:text-style-name="P14" draw:layer="layout" svg:width="0.512cm" svg:height="1.092cm" svg:x="7.302cm" svg:y="3.12cm" svg:viewBox="0 0 513 1093" draw:points="0,0 347,663 513,1093 170,476">
          <text:p/>
        </draw:polygon>
        <draw:polygon draw:style-name="gr40" draw:text-style-name="P37" draw:layer="layout" svg:width="0.551cm" svg:height="0.324cm" svg:x="4.971cm" svg:y="1.7cm" svg:viewBox="0 0 552 325" draw:points="0,0 355,52 552,325 200,158">
          <text:p/>
        </draw:polygon>
        <draw:polygon draw:style-name="gr25" draw:text-style-name="P22" draw:layer="layout" svg:width="0.531cm" svg:height="0.778cm" svg:x="6.592cm" svg:y="2.372cm" svg:viewBox="0 0 532 779" draw:points="0,0 359,226 532,779 180,465">
          <text:p/>
        </draw:polygon>
        <draw:polygon draw:style-name="gr21" draw:text-style-name="P18" draw:layer="layout" svg:width="0.521cm" svg:height="0.999cm" svg:x="6.95cm" svg:y="2.597cm" svg:viewBox="0 0 522 1000" draw:points="0,0 353,524 522,1000 174,554">
          <text:p/>
        </draw:polygon>
        <draw:polygon draw:style-name="gr24" draw:text-style-name="P21" draw:layer="layout" svg:width="0.546cm" svg:height="0.655cm" svg:x="1.994cm" svg:y="3.638cm" svg:viewBox="0 0 547 656" draw:points="0,656 324,31 547,0 223,613">
          <text:p/>
        </draw:polygon>
        <draw:polygon draw:style-name="gr41" draw:text-style-name="P38" draw:layer="layout" svg:width="0.552cm" svg:height="0.604cm" svg:x="3.305cm" svg:y="2.338cm" svg:viewBox="0 0 553 605" draw:points="0,605 343,301 553,0 208,248">
          <text:p/>
        </draw:polygon>
        <draw:polygon draw:style-name="gr42" draw:text-style-name="P39" draw:layer="layout" svg:width="0.551cm" svg:height="0.366cm" svg:x="5.326cm" svg:y="1.752cm" svg:viewBox="0 0 552 367" draw:points="0,0 358,94 552,367 197,272">
          <text:p/>
        </draw:polygon>
        <draw:polygon draw:style-name="gr43" draw:text-style-name="P40" draw:layer="layout" svg:width="0.556cm" svg:height="0.463cm" svg:x="3.857cm" svg:y="1.875cm" svg:viewBox="0 0 557 464" draw:points="0,464 349,221 557,0 207,148">
          <text:p/>
        </draw:polygon>
        <draw:polygon draw:style-name="gr44" draw:text-style-name="P41" draw:layer="layout" svg:width="0.558cm" svg:height="0.202cm" svg:x="4.413cm" svg:y="1.673cm" svg:viewBox="0 0 559 203" draw:points="0,203 353,120 559,27 205,0">
          <text:p/>
        </draw:polygon>
        <draw:polygon draw:style-name="gr36" draw:text-style-name="P33" draw:layer="layout" svg:width="0.552cm" svg:height="0.548cm" svg:x="2.54cm" svg:y="3.09cm" svg:viewBox="0 0 553 549" draw:points="0,549 333,0 553,21 218,461">
          <text:p/>
        </draw:polygon>
        <draw:polygon draw:style-name="gr16" draw:text-style-name="P13" draw:layer="layout" svg:width="0.517cm" svg:height="0.979cm" svg:x="7.468cm" svg:y="3.687cm" svg:viewBox="0 0 518 980" draw:points="0,0 341,896 518,980 181,96">
          <text:p/>
        </draw:polygon>
        <draw:polygon draw:style-name="gr45" draw:text-style-name="P42" draw:layer="layout" svg:width="0.556cm" svg:height="0.472cm" svg:x="3.092cm" svg:y="2.639cm" svg:viewBox="0 0 557 473" draw:points="0,473 344,170 557,0 214,304">
          <text:p/>
        </draw:polygon>
        <draw:polygon draw:style-name="gr40" draw:text-style-name="P37" draw:layer="layout" svg:width="0.552cm" svg:height="0.292cm" svg:x="5.683cm" svg:y="1.846cm" svg:viewBox="0 0 553 293" draw:points="0,0 361,137 553,293 194,273">
          <text:p/>
        </draw:polygon>
        <draw:polygon draw:style-name="gr19" draw:text-style-name="P16" draw:layer="layout" svg:width="0.543cm" svg:height="0.822cm" svg:x="1.774cm" svg:y="3.669cm" svg:viewBox="0 0 544 823" draw:points="0,823 321,132 544,0 220,624">
          <text:p/>
        </draw:polygon>
        <draw:polygon draw:style-name="gr46" draw:text-style-name="P43" draw:layer="layout" svg:width="0.56cm" svg:height="0.207cm" svg:x="4.766cm" svg:y="1.7cm" svg:viewBox="0 0 561 208" draw:points="0,92 358,208 561,52 205,0">
          <text:p/>
        </draw:polygon>
        <draw:polygon draw:style-name="gr47" draw:text-style-name="P44" draw:layer="layout" svg:width="0.558cm" svg:height="0.543cm" svg:x="3.648cm" svg:y="2.096cm" svg:viewBox="0 0 559 544" draw:points="0,544 350,300 559,0 210,243">
          <text:p/>
        </draw:polygon>
        <draw:polygon draw:style-name="gr48" draw:text-style-name="P45" draw:layer="layout" svg:width="0.56cm" svg:height="0.304cm" svg:x="4.206cm" svg:y="1.792cm" svg:viewBox="0 0 561 305" draw:points="0,305 355,287 561,0 207,83">
          <text:p/>
        </draw:polygon>
        <draw:polygon draw:style-name="gr22" draw:text-style-name="P19" draw:layer="layout" svg:width="0.529cm" svg:height="0.782cm" svg:x="7.119cm" svg:y="3.001cm" svg:viewBox="0 0 530 783" draw:points="0,0 350,687 530,783 184,119">
          <text:p/>
        </draw:polygon>
        <draw:polygon draw:style-name="gr37" draw:text-style-name="P34" draw:layer="layout" svg:width="0.549cm" svg:height="0.39cm" svg:x="6.043cm" svg:y="1.982cm" svg:viewBox="0 0 550 391" draw:points="0,0 361,162 550,391 192,156">
          <text:p/>
        </draw:polygon>
        <draw:polygon draw:style-name="gr11" draw:text-style-name="P8" draw:layer="layout" svg:width="0.51cm" svg:height="1.633cm" svg:x="1.164cm" svg:y="5.044cm" svg:viewBox="0 0 511 1634" draw:points="0,1634 320,1125 511,0 194,650">
          <text:p/>
        </draw:polygon>
        <draw:path draw:style-name="gr33" draw:text-style-name="P30" draw:layer="layout" svg:width="0.546cm" svg:height="0.453cm" svg:x="6.404cm" svg:y="2.144cm" svg:viewBox="0 0 547 454" svg:d="M0 0l279 284-90-56zM360 368l187 86-268-170z">
          <text:p/>
        </draw:path>
        <draw:polygon draw:style-name="gr31" draw:text-style-name="P28" draw:layer="layout" svg:width="0.555cm" svg:height="0.579cm" svg:x="2.317cm" svg:y="3.09cm" svg:viewBox="0 0 556 580" draw:points="0,580 334,52 556,0 223,549">
          <text:p/>
        </draw:polygon>
        <draw:polygon draw:style-name="gr46" draw:text-style-name="P43" draw:layer="layout" svg:width="0.56cm" svg:height="0.25cm" svg:x="5.123cm" svg:y="1.752cm" svg:viewBox="0 0 561 251" draw:points="0,156 359,251 561,95 203,0">
          <text:p/>
        </draw:polygon>
        <draw:polygon draw:style-name="gr28" draw:text-style-name="P25" draw:layer="layout" svg:width="0.539cm" svg:height="0.609cm" svg:x="6.763cm" svg:y="2.511cm" svg:viewBox="0 0 540 610" draw:points="0,0 357,491 540,610 188,86">
          <text:p/>
        </draw:polygon>
        <draw:polygon draw:style-name="gr16" draw:text-style-name="P13" draw:layer="layout" svg:width="0.534cm" svg:height="1.133cm" svg:x="1.56cm" svg:y="3.801cm" svg:viewBox="0 0 535 1134" draw:points="0,1134 319,449 535,0 214,691">
          <text:p/>
        </draw:polygon>
        <draw:polygon draw:style-name="gr19" draw:text-style-name="P16" draw:layer="layout" svg:width="0.532cm" svg:height="1.053cm" svg:x="7.276cm" svg:y="3.687cm" svg:viewBox="0 0 533 1054" draw:points="0,219 346,1054 533,896 193,0">
          <text:p/>
        </draw:polygon>
        <draw:polygon draw:style-name="gr41" draw:text-style-name="P38" draw:layer="layout" svg:width="0.563cm" svg:height="0.303cm" svg:x="2.872cm" svg:y="2.808cm" svg:viewBox="0 0 564 304" draw:points="0,283 346,34 564,0 220,304">
          <text:p/>
        </draw:polygon>
        <draw:polygon draw:style-name="gr13" draw:text-style-name="P10" draw:layer="layout" svg:width="0.522cm" svg:height="1.443cm" svg:x="1.357cm" svg:y="4.25cm" svg:viewBox="0 0 523 1444" draw:points="0,1444 318,795 523,0 204,685">
          <text:p/>
        </draw:polygon>
        <draw:polygon draw:style-name="gr49" draw:text-style-name="P46" draw:layer="layout" svg:width="0.562cm" svg:height="0.413cm" svg:x="3.435cm" svg:y="2.395cm" svg:viewBox="0 0 563 414" draw:points="0,414 350,170 563,0 213,245">
          <text:p/>
        </draw:polygon>
        <draw:polygon draw:style-name="gr50" draw:text-style-name="P47" draw:layer="layout" svg:width="0.563cm" svg:height="0.408cm" svg:x="4.56cm" svg:y="1.792cm" svg:viewBox="0 0 564 409" draw:points="0,287 358,409 564,115 206,0">
          <text:p/>
        </draw:polygon>
        <draw:polygon draw:style-name="gr40" draw:text-style-name="P37" draw:layer="layout" svg:width="0.563cm" svg:height="0.317cm" svg:x="3.997cm" svg:y="2.078cm" svg:viewBox="0 0 564 318" draw:points="0,318 355,255 564,0 209,18">
          <text:p/>
        </draw:polygon>
        <draw:polygon draw:style-name="gr46" draw:text-style-name="P43" draw:layer="layout" svg:width="0.561cm" svg:height="0.231cm" svg:x="5.482cm" svg:y="1.846cm" svg:viewBox="0 0 562 232" draw:points="0,157 363,232 562,136 202,0">
          <text:p/>
        </draw:polygon>
        <draw:polygon draw:style-name="gr51" draw:text-style-name="P48" draw:layer="layout" svg:width="0.564cm" svg:height="0.389cm" svg:x="4.918cm" svg:y="1.907cm" svg:viewBox="0 0 565 390" draw:points="0,293 361,390 565,95 206,0">
          <text:p/>
        </draw:polygon>
        <draw:polygon draw:style-name="gr27" draw:text-style-name="P24" draw:layer="layout" svg:width="0.543cm" svg:height="0.905cm" svg:x="6.925cm" svg:y="3.001cm" svg:viewBox="0 0 544 906" draw:points="0,175 352,906 544,687 195,0">
          <text:p/>
        </draw:polygon>
        <draw:polygon draw:style-name="gr44" draw:text-style-name="P41" draw:layer="layout" svg:width="0.56cm" svg:height="0.369cm" svg:x="5.844cm" svg:y="1.982cm" svg:viewBox="0 0 561 370" draw:points="0,96 362,370 561,163 199,0">
          <text:p/>
        </draw:polygon>
        <draw:polygon draw:style-name="gr24" draw:text-style-name="P21" draw:layer="layout" svg:width="0.542cm" svg:height="1.15cm" svg:x="7.079cm" svg:y="3.906cm" svg:viewBox="0 0 543 1151" draw:points="0,322 348,1151 543,835 197,0">
          <text:p/>
        </draw:polygon>
        <draw:polygon draw:style-name="gr52" draw:text-style-name="P49" draw:layer="layout" svg:width="0.566cm" svg:height="0.394cm" svg:x="4.352cm" svg:y="2.078cm" svg:viewBox="0 0 567 395" draw:points="0,254 360,395 567,122 209,0">
          <text:p/>
        </draw:polygon>
        <draw:polygon draw:style-name="gr27" draw:text-style-name="P24" draw:layer="layout" svg:width="0.557cm" svg:height="0.66cm" svg:x="2.094cm" svg:y="3.141cm" svg:viewBox="0 0 558 661" draw:points="0,661 336,173 558,0 224,529">
          <text:p/>
        </draw:polygon>
        <draw:polygon draw:style-name="gr35" draw:text-style-name="P32" draw:layer="layout" svg:width="0.552cm" svg:height="0.664cm" svg:x="6.567cm" svg:y="2.511cm" svg:viewBox="0 0 553 665" draw:points="0,185 358,665 553,491 196,0">
          <text:p/>
        </draw:polygon>
        <draw:polygon draw:style-name="gr37" draw:text-style-name="P34" draw:layer="layout" svg:width="0.558cm" svg:height="0.551cm" svg:x="6.205cm" svg:y="2.144cm" svg:viewBox="0 0 559 552" draw:points="0,208 362,552 559,368 199,0">
          <text:p/>
        </draw:polygon>
        <draw:polygon draw:style-name="gr37" draw:text-style-name="P34" draw:layer="layout" svg:width="0.567cm" svg:height="0.232cm" svg:x="3.785cm" svg:y="2.332cm" svg:viewBox="0 0 568 233" draw:points="0,233 357,170 568,0 213,63">
          <text:p/>
        </draw:polygon>
        <draw:polygon draw:style-name="gr47" draw:text-style-name="P44" draw:layer="layout" svg:width="0.567cm" svg:height="0.278cm" svg:x="3.218cm" svg:y="2.564cm" svg:viewBox="0 0 568 279" draw:points="0,279 351,35 568,0 218,245">
          <text:p/>
        </draw:polygon>
        <draw:polygon draw:style-name="gr50" draw:text-style-name="P47" draw:layer="layout" svg:width="0.566cm" svg:height="0.365cm" svg:x="5.278cm" svg:y="2.002cm" svg:viewBox="0 0 567 366" draw:points="0,295 364,366 567,76 204,0">
          <text:p/>
        </draw:polygon>
        <draw:polygon draw:style-name="gr38" draw:text-style-name="P35" draw:layer="layout" svg:width="0.567cm" svg:height="0.299cm" svg:x="2.651cm" svg:y="2.842cm" svg:viewBox="0 0 568 300" draw:points="0,300 346,17 568,0 222,248">
          <text:p/>
        </draw:polygon>
        <draw:polygon draw:style-name="gr12" draw:text-style-name="P9" draw:layer="layout" svg:width="0.524cm" svg:height="1.546cm" svg:x="1.483cm" svg:y="4.622cm" svg:viewBox="0 0 525 1547" draw:points="0,1547 329,1143 525,0 191,422">
          <text:p/>
        </draw:polygon>
        <draw:polygon draw:style-name="gr53" draw:text-style-name="P50" draw:layer="layout" svg:width="0.567cm" svg:height="0.37cm" svg:x="4.711cm" svg:y="2.2cm" svg:viewBox="0 0 568 371" draw:points="0,273 361,371 568,96 207,0">
          <text:p/>
        </draw:polygon>
        <draw:polygon draw:style-name="gr31" draw:text-style-name="P28" draw:layer="layout" svg:width="0.549cm" svg:height="1.053cm" svg:x="6.727cm" svg:y="3.175cm" svg:viewBox="0 0 550 1054" draw:points="0,296 353,1054 550,731 198,0">
          <text:p/>
        </draw:polygon>
        <draw:polygon draw:style-name="gr26" draw:text-style-name="P23" draw:layer="layout" svg:width="0.545cm" svg:height="1.093cm" svg:x="6.882cm" svg:y="4.228cm" svg:viewBox="0 0 546 1094" draw:points="0,266 352,1094 546,828 198,0">
          <text:p/>
        </draw:polygon>
        <draw:polygon draw:style-name="gr22" draw:text-style-name="P19" draw:layer="layout" svg:width="0.55cm" svg:height="0.937cm" svg:x="1.879cm" svg:y="3.313cm" svg:viewBox="0 0 551 938" draw:points="0,938 335,471 551,0 215,489">
          <text:p/>
        </draw:polygon>
        <draw:polygon draw:style-name="gr48" draw:text-style-name="P45" draw:layer="layout" svg:width="0.564cm" svg:height="0.503cm" svg:x="5.641cm" svg:y="2.077cm" svg:viewBox="0 0 565 504" draw:points="0,290 363,504 565,274 203,0">
          <text:p/>
        </draw:polygon>
        <draw:polygon draw:style-name="gr54" draw:text-style-name="P51" draw:layer="layout" svg:width="0.57cm" svg:height="0.31cm" svg:x="4.141cm" svg:y="2.332cm" svg:viewBox="0 0 571 311" draw:points="0,170 360,311 571,141 211,0">
          <text:p/>
        </draw:polygon>
        <draw:polygon draw:style-name="gr17" draw:text-style-name="P14" draw:layer="layout" svg:width="0.539cm" svg:height="1.261cm" svg:x="1.674cm" svg:y="3.783cm" svg:viewBox="0 0 540 1262" draw:points="0,1262 333,840 540,0 205,468">
          <text:p/>
        </draw:polygon>
        <draw:polygon draw:style-name="gr38" draw:text-style-name="P35" draw:layer="layout" svg:width="0.559cm" svg:height="0.776cm" svg:x="6.366cm" svg:y="2.695cm" svg:viewBox="0 0 560 777" draw:points="0,326 362,777 560,480 201,0">
          <text:p/>
        </draw:polygon>
        <draw:polygon draw:style-name="gr43" draw:text-style-name="P40" draw:layer="layout" svg:width="0.563cm" svg:height="0.67cm" svg:x="6.004cm" svg:y="2.351cm" svg:viewBox="0 0 564 671" draw:points="0,230 363,671 564,345 202,0">
          <text:p/>
        </draw:polygon>
        <draw:polygon draw:style-name="gr52" draw:text-style-name="P49" draw:layer="layout" svg:width="0.569cm" svg:height="0.329cm" svg:x="5.072cm" svg:y="2.296cm" svg:viewBox="0 0 570 330" draw:points="0,275 365,330 570,72 207,0">
          <text:p/>
        </draw:polygon>
        <draw:polygon draw:style-name="gr40" draw:text-style-name="P37" draw:layer="layout" svg:width="0.573cm" svg:height="0.098cm" svg:x="3.568cm" svg:y="2.501cm" svg:viewBox="0 0 574 99" draw:points="0,99 358,83 574,0 217,64">
          <text:p/>
        </draw:polygon>
        <draw:polygon draw:style-name="gr36" draw:text-style-name="P33" draw:layer="layout" svg:width="0.554cm" svg:height="1.023cm" svg:x="6.525cm" svg:y="3.471cm" svg:viewBox="0 0 555 1024" draw:points="0,372 358,1024 555,758 203,0">
          <text:p/>
        </draw:polygon>
        <draw:polygon draw:style-name="gr42" draw:text-style-name="P39" draw:layer="layout" svg:width="0.571cm" svg:height="0.269cm" svg:x="4.501cm" svg:y="2.472cm" svg:viewBox="0 0 572 270" draw:points="0,171 363,270 572,98 211,0">
          <text:p/>
        </draw:polygon>
        <draw:polygon draw:style-name="gr35" draw:text-style-name="P32" draw:layer="layout" svg:width="0.567cm" svg:height="0.454cm" svg:x="2.429cm" svg:y="2.859cm" svg:viewBox="0 0 568 455" draw:points="0,455 345,160 568,0 222,283">
          <text:p/>
        </draw:polygon>
        <draw:polygon draw:style-name="gr43" draw:text-style-name="P40" draw:layer="layout" svg:width="0.572cm" svg:height="0.26cm" svg:x="2.996cm" svg:y="2.599cm" svg:viewBox="0 0 573 261" draw:points="0,261 353,112 573,0 222,244">
          <text:p/>
        </draw:polygon>
        <draw:polygon draw:style-name="gr40" draw:text-style-name="P37" draw:layer="layout" svg:width="0.568cm" svg:height="0.519cm" svg:x="5.436cm" svg:y="2.367cm" svg:viewBox="0 0 569 520" draw:points="0,259 365,520 569,213 205,0">
          <text:p/>
        </draw:polygon>
        <draw:polygon draw:style-name="gr30" draw:text-style-name="P27" draw:layer="layout" svg:width="0.548cm" svg:height="1.014cm" svg:x="6.685cm" svg:y="4.494cm" svg:viewBox="0 0 549 1015" draw:points="0,183 354,1015 549,828 197,0">
          <text:p/>
        </draw:polygon>
        <draw:polygon draw:style-name="gr41" draw:text-style-name="P38" draw:layer="layout" svg:width="0.565cm" svg:height="0.821cm" svg:x="6.163cm" svg:y="3.021cm" svg:viewBox="0 0 566 822" draw:points="0,311 363,822 566,450 204,0">
          <text:p/>
        </draw:polygon>
        <draw:polygon draw:style-name="gr47" draw:text-style-name="P44" draw:layer="layout" svg:width="0.566cm" svg:height="0.752cm" svg:x="5.8cm" svg:y="2.58cm" svg:viewBox="0 0 567 753" draw:points="0,306 363,753 567,441 204,0">
          <text:p/>
        </draw:polygon>
        <draw:polygon draw:style-name="gr14" draw:text-style-name="P11" draw:layer="layout" svg:width="0.539cm" svg:height="1.394cm" svg:x="1.812cm" svg:y="4.37cm" svg:viewBox="0 0 540 1395" draw:points="0,1395 344,1224 540,0 195,253">
          <text:p/>
        </draw:polygon>
        <draw:polygon draw:style-name="gr52" draw:text-style-name="P49" draw:layer="layout" svg:width="0.575cm" svg:height="0.207cm" svg:x="3.926cm" svg:y="2.501cm" svg:viewBox="0 0 576 208" draw:points="0,82 363,208 576,141 216,0">
          <text:p/>
        </draw:polygon>
        <draw:polygon draw:style-name="gr54" draw:text-style-name="P51" draw:layer="layout" svg:width="0.573cm" svg:height="0.228cm" svg:x="4.863cm" svg:y="2.57cm" svg:viewBox="0 0 574 229" draw:points="0,172 367,229 574,55 209,0">
          <text:p/>
        </draw:polygon>
        <draw:polygon draw:style-name="gr28" draw:text-style-name="P25" draw:layer="layout" svg:width="0.561cm" svg:height="0.765cm" svg:x="2.213cm" svg:y="3.018cm" svg:viewBox="0 0 562 766" draw:points="0,766 344,435 562,0 216,296">
          <text:p/>
        </draw:polygon>
        <draw:polygon draw:style-name="gr39" draw:text-style-name="P36" draw:layer="layout" svg:width="0.557cm" svg:height="0.835cm" svg:x="6.325cm" svg:y="3.842cm" svg:viewBox="0 0 558 836" draw:points="0,180 361,836 558,653 200,0">
          <text:p/>
        </draw:polygon>
        <draw:polygon draw:style-name="gr21" draw:text-style-name="P18" draw:layer="layout" svg:width="0.55cm" svg:height="1.17cm" svg:x="2.007cm" svg:y="3.452cm" svg:viewBox="0 0 551 1171" draw:points="0,1171 345,919 551,0 207,332">
          <text:p/>
        </draw:polygon>
        <draw:polygon draw:style-name="gr48" draw:text-style-name="P45" draw:layer="layout" svg:width="0.577cm" svg:height="0.128cm" svg:x="3.349cm" svg:y="2.583cm" svg:viewBox="0 0 578 129" draw:points="0,129 360,49 578,0 220,16">
          <text:p/>
        </draw:polygon>
        <draw:polygon draw:style-name="gr37" draw:text-style-name="P34" draw:layer="layout" svg:width="0.571cm" svg:height="0.435cm" svg:x="5.229cm" svg:y="2.625cm" svg:viewBox="0 0 572 436" draw:points="0,174 366,436 572,262 207,0">
          <text:p/>
        </draw:polygon>
        <draw:polygon draw:style-name="gr53" draw:text-style-name="P50" draw:layer="layout" svg:width="0.575cm" svg:height="0.166cm" svg:x="4.288cm" svg:y="2.642cm" svg:viewBox="0 0 576 167" draw:points="0,66 366,167 576,99 213,0">
          <text:p/>
        </draw:polygon>
        <draw:polygon draw:style-name="gr45" draw:text-style-name="P42" draw:layer="layout" svg:width="0.564cm" svg:height="0.69cm" svg:x="5.961cm" svg:y="3.332cm" svg:viewBox="0 0 565 691" draw:points="0,178 365,691 565,511 202,0">
          <text:p/>
        </draw:polygon>
        <draw:polygon draw:style-name="gr49" draw:text-style-name="P46" draw:layer="layout" svg:width="0.568cm" svg:height="0.623cm" svg:x="5.595cm" svg:y="2.886cm" svg:viewBox="0 0 569 624" draw:points="0,174 367,624 569,446 206,0">
          <text:p/>
        </draw:polygon>
        <draw:polygon draw:style-name="gr37" draw:text-style-name="P34" draw:layer="layout" svg:width="0.575cm" svg:height="0.307cm" svg:x="2.774cm" svg:y="2.711cm" svg:viewBox="0 0 576 308" draw:points="0,308 355,133 576,0 223,148">
          <text:p/>
        </draw:polygon>
        <draw:polygon draw:style-name="gr26" draw:text-style-name="P23" draw:layer="layout" svg:width="0.552cm" svg:height="0.941cm" svg:x="6.487cm" svg:y="4.677cm" svg:viewBox="0 0 553 942" draw:points="0,100 358,942 553,832 199,0">
          <text:p/>
        </draw:polygon>
        <draw:polygon draw:style-name="gr15" draw:text-style-name="P12" draw:layer="layout" svg:width="0.548cm" svg:height="1.341cm" svg:x="2.155cm" svg:y="4.252cm" svg:viewBox="0 0 549 1342" draw:points="0,1342 351,1307 549,0 196,118">
          <text:p/>
        </draw:polygon>
        <draw:polygon draw:style-name="gr52" draw:text-style-name="P49" draw:layer="layout" svg:width="0.576cm" svg:height="0.142cm" svg:x="4.653cm" svg:y="2.741cm" svg:viewBox="0 0 577 143" draw:points="0,68 367,143 577,58 210,0">
          <text:p/>
        </draw:polygon>
        <draw:polygon draw:style-name="gr50" draw:text-style-name="P47" draw:layer="layout" svg:width="0.58cm" svg:height="0.169cm" svg:x="3.708cm" svg:y="2.583cm" svg:viewBox="0 0 581 170" draw:points="0,48 364,170 581,126 218,0">
          <text:p/>
        </draw:polygon>
        <draw:polygon draw:style-name="gr36" draw:text-style-name="P33" draw:layer="layout" svg:width="0.56cm" svg:height="0.769cm" svg:x="6.125cm" svg:y="4.008cm" svg:viewBox="0 0 561 770" draw:points="0,0 362,770 561,669 200,14">
          <text:p/>
        </draw:polygon>
        <draw:polygon draw:style-name="gr33" draw:text-style-name="P30" draw:layer="layout" svg:width="0.571cm" svg:height="0.608cm" svg:x="2.557cm" svg:y="2.844cm" svg:viewBox="0 0 572 609" draw:points="0,609 357,579 572,0 217,174">
          <text:p/>
        </draw:polygon>
        <draw:polygon draw:style-name="gr25" draw:text-style-name="P22" draw:layer="layout" svg:width="0.562cm" svg:height="0.948cm" svg:x="2.351cm" svg:y="3.422cm" svg:viewBox="0 0 563 949" draw:points="0,949 352,830 563,0 206,30">
          <text:p/>
        </draw:polygon>
        <draw:polygon draw:style-name="gr44" draw:text-style-name="P41" draw:layer="layout" svg:width="0.58cm" svg:height="0.245cm" svg:x="3.128cm" svg:y="2.631cm" svg:viewBox="0 0 581 246" draw:points="0,214 361,246 581,0 221,80">
          <text:p/>
        </draw:polygon>
        <draw:polygon draw:style-name="gr40" draw:text-style-name="P37" draw:layer="layout" svg:width="0.575cm" svg:height="0.303cm" svg:x="5.02cm" svg:y="2.798cm" svg:viewBox="0 0 576 304" draw:points="0,86 370,304 576,263 210,0">
          <text:p/>
        </draw:polygon>
        <draw:polygon draw:style-name="gr18" draw:text-style-name="P15" draw:layer="layout" svg:width="0.557cm" svg:height="1.307cm" svg:x="2.506cm" svg:y="4.252cm" svg:viewBox="0 0 558 1308" draw:points="0,1308 356,1280 558,56 197,0">
          <text:p/>
        </draw:polygon>
        <draw:polygon draw:style-name="gr41" draw:text-style-name="P38" draw:layer="layout" svg:width="0.568cm" svg:height="0.513cm" svg:x="5.757cm" svg:y="3.509cm" svg:viewBox="0 0 569 514" draw:points="0,41 368,500 569,514 204,0">
          <text:p/>
        </draw:polygon>
        <draw:polygon draw:style-name="gr51" draw:text-style-name="P48" draw:layer="layout" svg:width="0.581cm" svg:height="0.145cm" svg:x="4.072cm" svg:y="2.708cm" svg:viewBox="0 0 582 146" draw:points="0,44 367,146 582,101 217,0">
          <text:p/>
        </draw:polygon>
        <draw:polygon draw:style-name="gr47" draw:text-style-name="P44" draw:layer="layout" svg:width="0.572cm" svg:height="0.49cm" svg:x="5.389cm" svg:y="3.06cm" svg:viewBox="0 0 573 491" draw:points="0,41 369,491 573,450 206,0">
          <text:p/>
        </draw:polygon>
        <draw:polygon draw:style-name="gr24" draw:text-style-name="P21" draw:layer="layout" svg:width="0.557cm" svg:height="0.897cm" svg:x="6.287cm" svg:y="4.777cm" svg:viewBox="0 0 558 898" draw:points="0,42 361,898 558,842 200,0">
          <text:p/>
        </draw:polygon>
        <draw:polygon draw:style-name="gr37" draw:text-style-name="P34" draw:layer="layout" svg:width="0.576cm" svg:height="0.578cm" svg:x="2.913cm" svg:y="2.844cm" svg:viewBox="0 0 577 579" draw:points="0,579 360,540 577,32 215,0">
          <text:p/>
        </draw:polygon>
        <draw:polygon draw:style-name="gr46" draw:text-style-name="P43" draw:layer="layout" svg:width="0.583cm" svg:height="0.305cm" svg:x="3.489cm" svg:y="2.631cm" svg:viewBox="0 0 584 306" draw:points="0,245 366,306 584,121 220,0">
          <text:p/>
        </draw:polygon>
        <draw:polygon draw:style-name="gr29" draw:text-style-name="P26" draw:layer="layout" svg:width="0.57cm" svg:height="0.925cm" svg:x="2.703cm" svg:y="3.383cm" svg:viewBox="0 0 571 926" draw:points="0,870 361,926 571,0 211,39">
          <text:p/>
        </draw:polygon>
        <draw:polygon draw:style-name="gr20" draw:text-style-name="P17" draw:layer="layout" svg:width="0.566cm" svg:height="1.314cm" svg:x="2.861cm" svg:y="4.308cm" svg:viewBox="0 0 567 1315" draw:points="0,1224 360,1315 567,103 202,0">
          <text:p/>
        </draw:polygon>
        <draw:polygon draw:style-name="gr50" draw:text-style-name="P47" draw:layer="layout" svg:width="0.582cm" svg:height="0.125cm" svg:x="4.438cm" svg:y="2.808cm" svg:viewBox="0 0 583 126" draw:points="0,45 371,126 583,75 215,0">
          <text:p/>
        </draw:polygon>
        <draw:polygon draw:style-name="gr31" draw:text-style-name="P28" draw:layer="layout" svg:width="0.566cm" svg:height="0.811cm" svg:x="5.921cm" svg:y="4.008cm" svg:viewBox="0 0 567 812" draw:points="0,60 367,812 567,770 204,0">
          <text:p/>
        </draw:polygon>
        <draw:polygon draw:style-name="gr48" draw:text-style-name="P45" draw:layer="layout" svg:width="0.581cm" svg:height="0.335cm" svg:x="4.808cm" svg:y="2.883cm" svg:viewBox="0 0 582 336" draw:points="0,50 371,336 582,219 212,0">
          <text:p/>
        </draw:polygon>
        <draw:polygon draw:style-name="gr46" draw:text-style-name="P43" draw:layer="layout" svg:width="0.584cm" svg:height="0.286cm" svg:x="3.854cm" svg:y="2.752cm" svg:viewBox="0 0 585 287" draw:points="0,185 369,287 585,101 218,0">
          <text:p/>
        </draw:polygon>
        <draw:polygon draw:style-name="gr40" draw:text-style-name="P37" draw:layer="layout" svg:width="0.581cm" svg:height="0.688cm" svg:x="3.273cm" svg:y="2.876cm" svg:viewBox="0 0 582 689" draw:points="0,508 367,689 582,60 216,0">
          <text:p/>
        </draw:polygon>
        <draw:polygon draw:style-name="gr32" draw:text-style-name="P29" draw:layer="layout" svg:width="0.576cm" svg:height="1.028cm" svg:x="3.063cm" svg:y="3.383cm" svg:viewBox="0 0 577 1029" draw:points="0,926 364,1029 577,181 210,0">
          <text:p/>
        </draw:polygon>
        <draw:polygon draw:style-name="gr23" draw:text-style-name="P20" draw:layer="layout" svg:width="0.572cm" svg:height="1.323cm" svg:x="3.221cm" svg:y="4.411cm" svg:viewBox="0 0 573 1324" draw:points="0,1212 365,1324 573,108 207,0">
          <text:p/>
        </draw:polygon>
        <draw:polygon draw:style-name="gr38" draw:text-style-name="P35" draw:layer="layout" svg:width="0.575cm" svg:height="0.518cm" svg:x="5.55cm" svg:y="3.55cm" svg:viewBox="0 0 576 519" draw:points="0,23 372,519 576,459 208,0">
          <text:p/>
        </draw:polygon>
        <draw:polygon draw:style-name="gr43" draw:text-style-name="P40" draw:layer="layout" svg:width="0.578cm" svg:height="0.472cm" svg:x="5.179cm" svg:y="3.101cm" svg:viewBox="0 0 579 473" draw:points="0,118 372,473 579,450 211,0">
          <text:p/>
        </draw:polygon>
        <draw:polygon draw:style-name="gr19" draw:text-style-name="P16" draw:layer="layout" svg:width="0.565cm" svg:height="1.071cm" svg:x="6.082cm" svg:y="4.819cm" svg:viewBox="0 0 566 1072" draw:points="0,144 364,1072 566,856 206,0">
          <text:p/>
        </draw:polygon>
        <draw:polygon draw:style-name="gr46" draw:text-style-name="P43" draw:layer="layout" svg:width="0.586cm" svg:height="0.33cm" svg:x="4.222cm" svg:y="2.853cm" svg:viewBox="0 0 587 331" draw:points="0,186 371,331 587,80 216,0">
          <text:p/>
        </draw:polygon>
        <draw:polygon draw:style-name="gr42" draw:text-style-name="P39" draw:layer="layout" svg:width="0.583cm" svg:height="0.732cm" svg:x="3.639cm" svg:y="2.936cm" svg:viewBox="0 0 584 733" draw:points="0,629 368,733 584,103 215,0">
          <text:p/>
        </draw:polygon>
        <draw:polygon draw:style-name="gr34" draw:text-style-name="P31" draw:layer="layout" svg:width="0.58cm" svg:height="0.955cm" svg:x="3.427cm" svg:y="3.564cm" svg:viewBox="0 0 581 956" draw:points="0,848 367,956 581,104 213,0">
          <text:p/>
        </draw:polygon>
        <draw:polygon draw:style-name="gr20" draw:text-style-name="P17" draw:layer="layout" svg:width="0.577cm" svg:height="1.347cm" svg:x="3.585cm" svg:y="4.519cm" svg:viewBox="0 0 578 1348" draw:points="0,1216 367,1348 578,112 208,0">
          <text:p/>
        </draw:polygon>
        <draw:polygon draw:style-name="gr11" draw:text-style-name="P8" draw:layer="layout" svg:width="0.585cm" svg:height="1.918cm" svg:x="5.435cm" svg:y="6.258cm" svg:viewBox="0 0 586 1919" draw:points="0,1164 368,1919 586,894 219,0">
          <text:p/>
        </draw:polygon>
        <draw:polygon draw:style-name="gr27" draw:text-style-name="P24" draw:layer="layout" svg:width="0.574cm" svg:height="0.895cm" svg:x="5.713cm" svg:y="4.068cm" svg:viewBox="0 0 575 896" draw:points="0,183 370,896 575,751 209,0">
          <text:p/>
        </draw:polygon>
        <draw:polygon draw:style-name="gr16" draw:text-style-name="P13" draw:layer="layout" svg:width="0.575cm" svg:height="1.395cm" svg:x="5.87cm" svg:y="4.963cm" svg:viewBox="0 0 576 1396" draw:points="0,471 366,1396 576,928 212,0">
          <text:p/>
        </draw:polygon>
        <draw:polygon draw:style-name="gr44" draw:text-style-name="P41" draw:layer="layout" svg:width="0.586cm" svg:height="0.424cm" svg:x="4.593cm" svg:y="2.933cm" svg:viewBox="0 0 587 425" draw:points="0,251 374,425 587,286 216,0">
          <text:p/>
        </draw:polygon>
        <draw:polygon draw:style-name="gr18" draw:text-style-name="P15" draw:layer="layout" svg:width="0.582cm" svg:height="1.487cm" svg:x="3.952cm" svg:y="4.631cm" svg:viewBox="0 0 583 1488" draw:points="0,1236 370,1488 583,160 211,0">
          <text:p/>
        </draw:polygon>
        <draw:polygon draw:style-name="gr13" draw:text-style-name="P10" draw:layer="layout" svg:width="0.582cm" svg:height="1.717cm" svg:x="5.654cm" svg:y="5.434cm" svg:viewBox="0 0 583 1718" draw:points="0,825 367,1718 583,925 217,0">
          <text:p/>
        </draw:polygon>
        <draw:polygon draw:style-name="gr40" draw:text-style-name="P37" draw:layer="layout" svg:width="0.586cm" svg:height="0.659cm" svg:x="4.007cm" svg:y="3.038cm" svg:viewBox="0 0 587 660" draw:points="0,631 371,660 587,146 216,0">
          <text:p/>
        </draw:polygon>
        <draw:polygon draw:style-name="gr32" draw:text-style-name="P29" draw:layer="layout" svg:width="0.584cm" svg:height="0.963cm" svg:x="3.793cm" svg:y="3.668cm" svg:viewBox="0 0 585 964" draw:points="0,852 370,964 585,29 214,0">
          <text:p/>
        </draw:polygon>
        <draw:polygon draw:style-name="gr35" draw:text-style-name="P32" draw:layer="layout" svg:width="0.581cm" svg:height="0.678cm" svg:x="5.34cm" svg:y="3.573cm" svg:viewBox="0 0 582 679" draw:points="0,168 373,679 582,496 210,0">
          <text:p/>
        </draw:polygon>
        <draw:polygon draw:style-name="gr37" draw:text-style-name="P34" draw:layer="layout" svg:width="0.584cm" svg:height="0.523cm" svg:x="4.966cm" svg:y="3.218cm" svg:viewBox="0 0 585 524" draw:points="0,139 375,524 585,355 213,0">
          <text:p/>
        </draw:polygon>
        <draw:polygon draw:style-name="gr12" draw:text-style-name="P9" draw:layer="layout" svg:width="0.589cm" svg:height="1.816cm" svg:x="5.065cm" svg:y="5.605cm" svg:viewBox="0 0 590 1817" draw:points="0,1175 371,1817 590,653 217,0">
          <text:p/>
        </draw:polygon>
        <draw:polygon draw:style-name="gr15" draw:text-style-name="P12" draw:layer="layout" svg:width="0.587cm" svg:height="1.587cm" svg:x="4.321cm" svg:y="4.791cm" svg:viewBox="0 0 588 1588" draw:points="0,1328 372,1588 588,337 213,0">
          <text:p/>
        </draw:polygon>
        <draw:polygon draw:style-name="gr14" draw:text-style-name="P11" draw:layer="layout" svg:width="0.589cm" svg:height="1.651cm" svg:x="4.693cm" svg:y="5.128cm" svg:viewBox="0 0 590 1652" draw:points="0,1251 373,1652 590,477 216,0">
          <text:p/>
        </draw:polygon>
        <draw:polygon draw:style-name="gr22" draw:text-style-name="P19" draw:layer="layout" svg:width="0.583cm" svg:height="1.183cm" svg:x="5.499cm" svg:y="4.251cm" svg:viewBox="0 0 584 1184" draw:points="0,489 372,1184 584,713 214,0">
          <text:p/>
        </draw:polygon>
        <draw:polygon draw:style-name="gr37" draw:text-style-name="P34" draw:layer="layout" svg:width="0.589cm" svg:height="0.763cm" svg:x="4.377cm" svg:y="3.183cm" svg:viewBox="0 0 590 764" draw:points="0,514 373,764 590,174 216,0">
          <text:p/>
        </draw:polygon>
        <draw:polygon draw:style-name="gr29" draw:text-style-name="P26" draw:layer="layout" svg:width="0.588cm" svg:height="1.094cm" svg:x="4.162cm" svg:y="3.697cm" svg:viewBox="0 0 589 1095" draw:points="0,935 373,1095 589,249 216,0">
          <text:p/>
        </draw:polygon>
        <draw:polygon draw:style-name="gr17" draw:text-style-name="P14" draw:layer="layout" svg:width="0.588cm" svg:height="1.519cm" svg:x="5.282cm" svg:y="4.739cm" svg:viewBox="0 0 589 1520" draw:points="0,867 373,1520 589,696 218,0">
          <text:p/>
        </draw:polygon>
        <draw:polygon draw:style-name="gr33" draw:text-style-name="P30" draw:layer="layout" svg:width="0.59cm" svg:height="0.831cm" svg:x="4.75cm" svg:y="3.357cm" svg:viewBox="0 0 591 832" draw:points="0,590 376,832 591,385 217,0">
          <text:p/>
        </draw:polygon>
        <draw:polygon draw:style-name="gr28" draw:text-style-name="P25" draw:layer="layout" svg:width="0.588cm" svg:height="0.998cm" svg:x="5.125cm" svg:y="3.741cm" svg:viewBox="0 0 589 999" draw:points="0,447 375,999 589,510 216,0">
          <text:p/>
        </draw:polygon>
        <draw:polygon draw:style-name="gr25" draw:text-style-name="P22" draw:layer="layout" svg:width="0.591cm" svg:height="1.182cm" svg:x="4.534cm" svg:y="3.946cm" svg:viewBox="0 0 592 1183" draw:points="0,846 375,1183 592,242 216,0">
          <text:p/>
        </draw:polygon>
        <draw:polygon draw:style-name="gr21" draw:text-style-name="P18" draw:layer="layout" svg:width="0.591cm" svg:height="1.417cm" svg:x="4.908cm" svg:y="4.188cm" svg:viewBox="0 0 592 1418" draw:points="0,941 374,1418 592,552 217,0">
          <text:p/>
        </draw:polygon>
        <draw:frame draw:style-name="gr10" draw:text-style-name="P7" draw:layer="layout" svg:width="0.449cm" svg:height="0.412cm" svg:x="9.395cm" svg:y="2.078cm">
          <draw:text-box>
            <text:p text:style-name="P6"><text:span text:style-name="T1">38</text:span></text:p>
          </draw:text-box>
        </draw:frame>
        <draw:polygon draw:style-name="gr1" draw:text-style-name="P1" draw:layer="layout" svg:width="7.076cm" svg:height="7.823cm" svg:x="11.451cm" svg:y="0.525cm" svg:viewBox="0 0 7077 7824" draw:points="0,0 7077,0 7077,7824 0,7824">
          <text:p/>
        </draw:polygon>
        <draw:frame draw:style-name="gr55" draw:text-style-name="P3" draw:layer="layout" svg:width="7.086cm" svg:height="7.822cm" svg:x="11.452cm" svg:y="0.525cm">
          <draw:image xlink:href="Pictures/1000000000000117000001348003F613.png" xlink:type="simple" xlink:show="embed" xlink:actuate="onLoad" draw:mime-type="image/png">
            <text:p/>
          </draw:image>
        </draw:frame>
        <draw:line draw:style-name="gr56" draw:text-style-name="P3" draw:layer="layout" svg:x1="11.451cm" svg:y1="8.348cm" svg:x2="11.451cm" svg:y2="8.471cm">
          <text:p/>
        </draw:line>
        <draw:line draw:style-name="gr56" draw:text-style-name="P3" draw:layer="layout" svg:x1="13.22cm" svg:y1="8.348cm" svg:x2="13.22cm" svg:y2="8.471cm">
          <text:p/>
        </draw:line>
        <draw:frame draw:style-name="gr10" draw:text-style-name="P7" draw:layer="layout" svg:width="0.352cm" svg:height="0.412cm" svg:x="11.339cm" svg:y="8.536cm">
          <draw:text-box>
            <text:p text:style-name="P6"><text:span text:style-name="T1">0</text:span></text:p>
          </draw:text-box>
        </draw:frame>
        <draw:line draw:style-name="gr56" draw:text-style-name="P3" draw:layer="layout" svg:x1="14.989cm" svg:y1="8.348cm" svg:x2="14.989cm" svg:y2="8.471cm">
          <text:p/>
        </draw:line>
        <draw:frame draw:style-name="gr10" draw:text-style-name="P7" draw:layer="layout" svg:width="0.352cm" svg:height="0.412cm" svg:x="13.108cm" svg:y="8.536cm">
          <draw:text-box>
            <text:p text:style-name="P6"><text:span text:style-name="T1">1</text:span></text:p>
          </draw:text-box>
        </draw:frame>
        <draw:line draw:style-name="gr56" draw:text-style-name="P3" draw:layer="layout" svg:x1="16.758cm" svg:y1="8.348cm" svg:x2="16.758cm" svg:y2="8.471cm">
          <text:p/>
        </draw:line>
        <draw:frame draw:style-name="gr10" draw:text-style-name="P7" draw:layer="layout" svg:width="0.352cm" svg:height="0.412cm" svg:x="14.878cm" svg:y="8.536cm">
          <draw:text-box>
            <text:p text:style-name="P6"><text:span text:style-name="T1">2</text:span></text:p>
          </draw:text-box>
        </draw:frame>
        <draw:line draw:style-name="gr56" draw:text-style-name="P3" draw:layer="layout" svg:x1="18.527cm" svg:y1="8.348cm" svg:x2="18.527cm" svg:y2="8.471cm">
          <text:p/>
        </draw:line>
        <draw:frame draw:style-name="gr10" draw:text-style-name="P7" draw:layer="layout" svg:width="0.352cm" svg:height="0.412cm" svg:x="16.647cm" svg:y="8.536cm">
          <draw:text-box>
            <text:p text:style-name="P6"><text:span text:style-name="T1">3</text:span></text:p>
          </draw:text-box>
        </draw:frame>
        <draw:frame draw:style-name="gr10" draw:text-style-name="P7" draw:layer="layout" svg:width="0.352cm" svg:height="0.412cm" svg:x="18.416cm" svg:y="8.536cm">
          <draw:text-box>
            <text:p text:style-name="P6"><text:span text:style-name="T1">4</text:span></text:p>
          </draw:text-box>
        </draw:frame>
        <draw:line draw:style-name="gr56" draw:text-style-name="P3" draw:layer="layout" svg:x1="11.451cm" svg:y1="8.348cm" svg:x2="11.328cm" svg:y2="8.348cm">
          <text:p/>
        </draw:line>
        <draw:frame draw:style-name="gr10" draw:text-style-name="P7" draw:layer="layout" svg:width="0.971cm" svg:height="0.412cm" svg:x="14.503cm" svg:y="9.018cm">
          <draw:text-box>
            <text:p text:style-name="P6"><text:span text:style-name="T1">X (m)</text:span></text:p>
          </draw:text-box>
        </draw:frame>
        <draw:line draw:style-name="gr56" draw:text-style-name="P3" draw:layer="layout" svg:x1="11.451cm" svg:y1="6.783cm" svg:x2="11.328cm" svg:y2="6.783cm">
          <text:p/>
        </draw:line>
        <draw:frame draw:style-name="gr10" draw:text-style-name="P7" draw:layer="layout" svg:width="0.352cm" svg:height="0.412cm" svg:x="10.98cm" svg:y="8.155cm">
          <draw:text-box>
            <text:p text:style-name="P6"><text:span text:style-name="T1">0</text:span></text:p>
          </draw:text-box>
        </draw:frame>
        <draw:line draw:style-name="gr56" draw:text-style-name="P3" draw:layer="layout" svg:x1="11.451cm" svg:y1="5.219cm" svg:x2="11.328cm" svg:y2="5.219cm">
          <text:p/>
        </draw:line>
        <draw:frame draw:style-name="gr10" draw:text-style-name="P7" draw:layer="layout" svg:width="0.352cm" svg:height="0.412cm" svg:x="10.98cm" svg:y="6.59cm">
          <draw:text-box>
            <text:p text:style-name="P6"><text:span text:style-name="T1">1</text:span></text:p>
          </draw:text-box>
        </draw:frame>
        <draw:line draw:style-name="gr56" draw:text-style-name="P3" draw:layer="layout" svg:x1="11.451cm" svg:y1="3.654cm" svg:x2="11.328cm" svg:y2="3.654cm">
          <text:p/>
        </draw:line>
        <draw:frame draw:style-name="gr10" draw:text-style-name="P7" draw:layer="layout" svg:width="0.352cm" svg:height="0.412cm" svg:x="10.98cm" svg:y="5.026cm">
          <draw:text-box>
            <text:p text:style-name="P6"><text:span text:style-name="T1">2</text:span></text:p>
          </draw:text-box>
        </draw:frame>
        <draw:line draw:style-name="gr56" draw:text-style-name="P3" draw:layer="layout" svg:x1="11.451cm" svg:y1="2.089cm" svg:x2="11.328cm" svg:y2="2.089cm">
          <text:p/>
        </draw:line>
        <draw:frame draw:style-name="gr10" draw:text-style-name="P7" draw:layer="layout" svg:width="0.352cm" svg:height="0.412cm" svg:x="10.98cm" svg:y="3.461cm">
          <draw:text-box>
            <text:p text:style-name="P6"><text:span text:style-name="T1">3</text:span></text:p>
          </draw:text-box>
        </draw:frame>
        <draw:line draw:style-name="gr56" draw:text-style-name="P3" draw:layer="layout" svg:x1="11.451cm" svg:y1="0.525cm" svg:x2="11.328cm" svg:y2="0.525cm">
          <text:p/>
        </draw:line>
        <draw:frame draw:style-name="gr10" draw:text-style-name="P7" draw:layer="layout" svg:width="0.352cm" svg:height="0.412cm" svg:x="10.98cm" svg:y="1.896cm">
          <draw:text-box>
            <text:p text:style-name="P6"><text:span text:style-name="T1">4</text:span></text:p>
          </draw:text-box>
        </draw:frame>
        <draw:frame draw:style-name="gr10" draw:text-style-name="P7" draw:layer="layout" svg:width="0.352cm" svg:height="0.412cm" svg:x="10.98cm" svg:y="0.332cm">
          <draw:text-box>
            <text:p text:style-name="P6"><text:span text:style-name="T1">5</text:span></text:p>
          </draw:text-box>
        </draw:frame>
        <draw:line draw:style-name="gr57" draw:text-style-name="P3" draw:layer="layout" svg:x1="11.451cm" svg:y1="8.348cm" svg:x2="11.451cm" svg:y2="0.525cm">
          <text:p/>
        </draw:line>
        <draw:line draw:style-name="gr57" draw:text-style-name="P3" draw:layer="layout" svg:x1="18.527cm" svg:y1="8.348cm" svg:x2="18.527cm" svg:y2="0.525cm">
          <text:p/>
        </draw:line>
        <draw:line draw:style-name="gr57" draw:text-style-name="P3" draw:layer="layout" svg:x1="11.451cm" svg:y1="8.348cm" svg:x2="18.527cm" svg:y2="8.348cm">
          <text:p/>
        </draw:line>
        <draw:line draw:style-name="gr57" draw:text-style-name="P3" draw:layer="layout" svg:x1="11.451cm" svg:y1="0.525cm" svg:x2="18.527cm" svg:y2="0.525cm">
          <text:p/>
        </draw:line>
        <draw:polygon draw:style-name="gr1" draw:text-style-name="P1" draw:layer="layout" svg:width="0.392cm" svg:height="7.823cm" svg:x="18.969cm" svg:y="0.525cm" svg:viewBox="0 0 393 7824" draw:points="0,0 393,0 393,7824 0,7824">
          <text:p/>
        </draw:polygon>
        <draw:frame draw:style-name="gr55" draw:text-style-name="P3" draw:layer="layout" svg:width="0.405cm" svg:height="7.822cm" svg:x="18.966cm" svg:y="0.525cm">
          <draw:image xlink:href="Pictures/100000000000001000000134E1659F9F.png" xlink:type="simple" xlink:show="embed" xlink:actuate="onLoad" draw:mime-type="image/png">
            <text:p/>
          </draw:image>
        </draw:frame>
        <draw:line draw:style-name="gr56" draw:text-style-name="P3" draw:layer="layout" svg:x1="19.361cm" svg:y1="8.051cm" svg:x2="19.484cm" svg:y2="8.051cm">
          <text:p/>
        </draw:line>
        <draw:frame draw:style-name="gr10" draw:text-style-name="P7" draw:layer="layout" svg:width="0.945cm" svg:height="0.412cm" draw:transform="rotate (1.5707963267949) translate (10.439cm 4.911cm)">
          <draw:text-box>
            <text:p text:style-name="P6"><text:span text:style-name="T1">Y (m)</text:span></text:p>
          </draw:text-box>
        </draw:frame>
        <draw:line draw:style-name="gr56" draw:text-style-name="P3" draw:layer="layout" svg:x1="19.361cm" svg:y1="6.928cm" svg:x2="19.484cm" svg:y2="6.928cm">
          <text:p/>
        </draw:line>
        <draw:frame draw:style-name="gr10" draw:text-style-name="P7" draw:layer="layout" svg:width="0.449cm" svg:height="0.412cm" svg:x="19.608cm" svg:y="7.858cm">
          <draw:text-box>
            <text:p text:style-name="P6"><text:span text:style-name="T1">26</text:span></text:p>
          </draw:text-box>
        </draw:frame>
        <draw:line draw:style-name="gr56" draw:text-style-name="P3" draw:layer="layout" svg:x1="19.361cm" svg:y1="5.805cm" svg:x2="19.484cm" svg:y2="5.805cm">
          <text:p/>
        </draw:line>
        <draw:frame draw:style-name="gr10" draw:text-style-name="P7" draw:layer="layout" svg:width="0.449cm" svg:height="0.412cm" svg:x="19.608cm" svg:y="6.735cm">
          <draw:text-box>
            <text:p text:style-name="P6"><text:span text:style-name="T1">28</text:span></text:p>
          </draw:text-box>
        </draw:frame>
        <draw:line draw:style-name="gr56" draw:text-style-name="P3" draw:layer="layout" svg:x1="19.361cm" svg:y1="4.682cm" svg:x2="19.484cm" svg:y2="4.682cm">
          <text:p/>
        </draw:line>
        <draw:frame draw:style-name="gr10" draw:text-style-name="P7" draw:layer="layout" svg:width="0.449cm" svg:height="0.412cm" svg:x="19.608cm" svg:y="5.612cm">
          <draw:text-box>
            <text:p text:style-name="P6"><text:span text:style-name="T1">30</text:span></text:p>
          </draw:text-box>
        </draw:frame>
        <draw:line draw:style-name="gr56" draw:text-style-name="P3" draw:layer="layout" svg:x1="19.361cm" svg:y1="3.559cm" svg:x2="19.484cm" svg:y2="3.559cm">
          <text:p/>
        </draw:line>
        <draw:frame draw:style-name="gr10" draw:text-style-name="P7" draw:layer="layout" svg:width="0.449cm" svg:height="0.412cm" svg:x="19.608cm" svg:y="4.489cm">
          <draw:text-box>
            <text:p text:style-name="P6"><text:span text:style-name="T1">32</text:span></text:p>
          </draw:text-box>
        </draw:frame>
        <draw:line draw:style-name="gr56" draw:text-style-name="P3" draw:layer="layout" svg:x1="19.361cm" svg:y1="2.437cm" svg:x2="19.484cm" svg:y2="2.437cm">
          <text:p/>
        </draw:line>
        <draw:frame draw:style-name="gr10" draw:text-style-name="P7" draw:layer="layout" svg:width="0.449cm" svg:height="0.412cm" svg:x="19.608cm" svg:y="3.367cm">
          <draw:text-box>
            <text:p text:style-name="P6"><text:span text:style-name="T1">34</text:span></text:p>
          </draw:text-box>
        </draw:frame>
        <draw:line draw:style-name="gr56" draw:text-style-name="P3" draw:layer="layout" svg:x1="19.361cm" svg:y1="1.314cm" svg:x2="19.484cm" svg:y2="1.314cm">
          <text:p/>
        </draw:line>
        <draw:frame draw:style-name="gr10" draw:text-style-name="P7" draw:layer="layout" svg:width="0.449cm" svg:height="0.412cm" svg:x="19.608cm" svg:y="2.244cm">
          <draw:text-box>
            <text:p text:style-name="P6"><text:span text:style-name="T1">36</text:span></text:p>
          </draw:text-box>
        </draw:frame>
        <draw:frame draw:style-name="gr10" draw:text-style-name="P7" draw:layer="layout" svg:width="0.449cm" svg:height="0.412cm" svg:x="19.608cm" svg:y="1.121cm">
          <draw:text-box>
            <text:p text:style-name="P6"><text:span text:style-name="T1">38</text:span></text:p>
          </draw:text-box>
        </draw:frame>
        <draw:polygon draw:style-name="gr57" draw:text-style-name="P3" draw:layer="layout" svg:width="0.392cm" svg:height="7.823cm" svg:x="18.969cm" svg:y="0.525cm" svg:viewBox="0 0 393 7824" draw:points="0,0 393,0 393,7824 0,7824">
          <text:p/>
        </draw:polygon>
        <draw:frame draw:style-name="gr10" draw:text-style-name="P7" draw:layer="layout" svg:width="2.724cm" svg:height="0.412cm" draw:transform="rotate (1.5707963267949) translate (20.138cm 5.804cm)">
          <draw:text-box>
            <text:p text:style-name="P6"><text:span text:style-name="T1">Iluminância (l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.623cm" fo:margin-left="0cm" fo:margin-right="0cm" fo:page-width="21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15T20:15:23.406722900</dc:date>
    <meta:editing-duration>PT2M3S</meta:editing-duration>
    <meta:editing-cycles>1</meta:editing-cycles>
    <meta:document-statistic meta:object-count="283"/>
    <meta:generator>LibreOffice/25.8.3.2$Windows_X86_64 LibreOffice_project/8ca8d55c161d602844f5428fa4b58097424e324e</meta:generator>
  </office:meta>
</office:document-meta>
</file>